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6.6951in" fo:margin-left="-0.4806in" fo:margin-right="-0.3444in" table:align="margins" style:writing-mode="lr-tb"/>
    </style:style>
    <style:style style:name="Table1.A" style:family="table-column">
      <style:table-column-properties style:column-width="2.4806in" style:rel-column-width="24282*"/>
    </style:style>
    <style:style style:name="Table1.B" style:family="table-column">
      <style:table-column-properties style:column-width="4.2146in" style:rel-column-width="412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8278in" fo:margin-left="-0.4806in" fo:margin-right="-0.4771in" table:align="margins" style:writing-mode="lr-tb"/>
    </style:style>
    <style:style style:name="Table2.A" style:family="table-column">
      <style:table-column-properties style:column-width="2.3792in" style:rel-column-width="22838*"/>
    </style:style>
    <style:style style:name="Table2.B" style:family="table-column">
      <style:table-column-properties style:column-width="4.4486in" style:rel-column-width="426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7806in" fo:margin-left="-0.5938in" fo:margin-right="-0.3167in" table:align="margins" style:writing-mode="lr-tb"/>
    </style:style>
    <style:style style:name="Table3.A" style:family="table-column">
      <style:table-column-properties style:column-width="2.4903in" style:rel-column-width="24072*"/>
    </style:style>
    <style:style style:name="Table3.B" style:family="table-column">
      <style:table-column-properties style:column-width="4.2903in" style:rel-column-width="414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7806in" fo:margin-left="-0.5938in" fo:margin-right="-0.3167in" table:align="margins" style:writing-mode="lr-tb"/>
    </style:style>
    <style:style style:name="Table4.A" style:family="table-column">
      <style:table-column-properties style:column-width="2.1319in" style:rel-column-width="20605*"/>
    </style:style>
    <style:style style:name="Table4.B" style:family="table-column">
      <style:table-column-properties style:column-width="4.6486in" style:rel-column-width="4493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7806in" fo:margin-left="-0.5938in" fo:margin-right="-0.3167in" table:align="margins" style:writing-mode="lr-tb"/>
    </style:style>
    <style:style style:name="Table5.A" style:family="table-column">
      <style:table-column-properties style:column-width="2.1319in" style:rel-column-width="20607*"/>
    </style:style>
    <style:style style:name="Table5.B" style:family="table-column">
      <style:table-column-properties style:column-width="4.6486in" style:rel-column-width="4492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7806in" fo:margin-left="-0.5938in" fo:margin-right="-0.3167in" table:align="margins" style:writing-mode="lr-tb"/>
    </style:style>
    <style:style style:name="Table6.A" style:family="table-column">
      <style:table-column-properties style:column-width="2.1306in" style:rel-column-width="20595*"/>
    </style:style>
    <style:style style:name="Table6.B" style:family="table-column">
      <style:table-column-properties style:column-width="4.65in" style:rel-column-width="4494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035in" fo:margin-left="-0.5938in" fo:margin-right="-0.4396in" table:align="margins" style:writing-mode="lr-tb"/>
    </style:style>
    <style:style style:name="Table7.A" style:family="table-column">
      <style:table-column-properties style:column-width="2.1319in" style:rel-column-width="20236*"/>
    </style:style>
    <style:style style:name="Table7.B" style:family="table-column">
      <style:table-column-properties style:column-width="4.7715in" style:rel-column-width="4529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9035in" fo:margin-left="-0.5938in" fo:margin-right="-0.4396in" table:align="margins" style:writing-mode="lr-tb"/>
    </style:style>
    <style:style style:name="Table8.A" style:family="table-column">
      <style:table-column-properties style:column-width="2.1319in" style:rel-column-width="20238*"/>
    </style:style>
    <style:style style:name="Table8.B" style:family="table-column">
      <style:table-column-properties style:column-width="4.7715in" style:rel-column-width="4529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P3" style:family="paragraph" style:parent-style-name="Standard">
      <style:paragraph-properties style:writing-mode="lr-tb"/>
    </style:style>
    <style:style style:name="P4" style:family="paragraph" style:parent-style-name="AttribDesc">
      <style:paragraph-properties style:writing-mode="lr-tb"/>
    </style:style>
    <style:style style:name="P5" style:family="paragraph" style:parent-style-name="Standard">
      <style:paragraph-properties fo:margin-left="0.25in" fo:margin-right="0in" fo:text-indent="0in" style:auto-text-indent="false"/>
    </style:style>
    <style:style style:name="P6" style:family="paragraph" style:parent-style-name="Standard" style:master-page-name="">
      <style:paragraph-properties style:page-number="auto" fo:keep-with-next="always"/>
    </style:style>
    <style:style style:name="P7" style:family="paragraph" style:parent-style-name="Heading_20_2" style:master-page-name="">
      <style:paragraph-properties style:page-number="auto" fo:keep-with-next="auto"/>
    </style:style>
    <style:style style:name="P8" style:family="paragraph" style:parent-style-name="Heading_20_2" style:master-page-name="">
      <style:paragraph-properties style:page-number="auto" fo:break-before="auto" fo:break-after="auto"/>
    </style:style>
    <style:style style:name="P9" style:family="paragraph" style:parent-style-name="Contents_20_1">
      <style:paragraph-properties>
        <style:tab-stops>
          <style:tab-stop style:position="5.8701in" style:type="right" style:leader-style="dotted" style:leader-text="."/>
        </style:tab-stops>
      </style:paragraph-properties>
    </style:style>
    <style:style style:name="P10" style:family="paragraph" style:parent-style-name="Contents_20_3">
      <style:paragraph-properties>
        <style:tab-stops>
          <style:tab-stop style:position="5.4772in"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4"/>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5"/>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6"/>
    <style:style style:name="P25" style:family="paragraph" style:parent-style-name="Paper_20_Title" style:master-page-name="Standard">
      <style:paragraph-properties style:page-number="auto"/>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font-name="Arial" fo:font-weight="bold" style:font-weight-asian="bold" style:font-weight-complex="bold"/>
    </style:style>
    <style:style style:name="T10" style:family="text">
      <style:text-properties style:font-name="Arial" fo:font-size="9pt" style:font-size-asian="9pt" style:font-size-complex="9pt"/>
    </style:style>
    <style:style style:name="T11" style:family="text">
      <style:text-properties style:font-name="DejaVu Sans Condensed1"/>
    </style:style>
    <style:style style:name="T12" style:family="text">
      <style:text-properties style:font-name="DejaVu Sans Condensed" fo:font-size="8pt" style:font-size-asian="8pt" style:font-size-complex="8pt"/>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font-name="Doulos SIL"/>
    </style:style>
    <style:style style:name="T16"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Introduction<text:tab/>3</text:p>
          <text:p text:style-name="P9">Types<text:tab/>5</text:p>
          <text:p text:style-name="P10">int<text:tab/>5</text:p>
          <text:p text:style-name="P10">float<text:tab/>5</text:p>
          <text:p text:style-name="P10">string<text:tab/>5</text:p>
          <text:p text:style-name="P10">PCDATA<text:tab/>5</text:p>
          <text:p text:style-name="P10">datetime<text:tab/>5</text:p>
          <text:p text:style-name="P10">key<text:tab/>6</text:p>
          <text:p text:style-name="P10">lang<text:tab/>6</text:p>
          <text:p text:style-name="P10">refid<text:tab/>6</text:p>
          <text:p text:style-name="P10">URL<text:tab/>6</text:p>
          <text:p text:style-name="P10">span<text:tab/>6</text:p>
          <text:p text:style-name="P10">text<text:tab/>7</text:p>
          <text:p text:style-name="P10">form<text:tab/>7</text:p>
          <text:p text:style-name="P10">multitext<text:tab/>7</text:p>
          <text:p text:style-name="P10">URLRef<text:tab/>8</text:p>
          <text:p text:style-name="P10">field<text:tab/>8</text:p>
          <text:p text:style-name="P10">trait<text:tab/>8</text:p>
          <text:p text:style-name="P10">annotation<text:tab/>9</text:p>
          <text:p text:style-name="P10">extensible<text:tab/>9</text:p>
          <text:p text:style-name="P10">note<text:tab/>9</text:p>
          <text:p text:style-name="P10">phonetic<text:tab/>9</text:p>
          <text:p text:style-name="P10">etymology<text:tab/>10</text:p>
          <text:p text:style-name="P10">grammatical-info<text:tab/>10</text:p>
          <text:p text:style-name="P10">reversal<text:tab/>10</text:p>
          <text:p text:style-name="P10">translation<text:tab/>11</text:p>
          <text:p text:style-name="P10">example<text:tab/>11</text:p>
          <text:p text:style-name="P10">relation<text:tab/>11</text:p>
          <text:p text:style-name="P10">variant<text:tab/>12</text:p>
          <text:p text:style-name="P10">Sense<text:tab/>12</text:p>
          <text:p text:style-name="P10">Entry<text:tab/>13</text:p>
          <text:p text:style-name="P10">field-defn<text:tab/>14</text:p>
          <text:p text:style-name="P10">field-defns<text:tab/>14</text:p>
          <text:p text:style-name="P10">range-ref<text:tab/>14</text:p>
          <text:p text:style-name="P10">ranges<text:tab/>14</text:p>
          <text:p text:style-name="P10">header<text:tab/>14</text:p>
          <text:p text:style-name="P10">lift<text:tab/>15</text:p>
          <text:p text:style-name="P9">UML Diagrams<text:tab/>16</text:p>
          <text:p text:style-name="P9">Lift Ranges<text:tab/>18</text:p>
          <text:p text:style-name="P10">range-element<text:tab/>18</text:p>
          <text:p text:style-name="P10">range<text:tab/>18</text:p>
          <text:p text:style-name="P10"><text:soft-page-break/>lift-ranges<text:tab/>18</text:p>
          <text:p text:style-name="P9">Ranges<text:tab/>20</text:p>
          <text:p text:style-name="P10">Elements<text:tab/>20</text:p>
          <text:p text:style-name="P10">Elements<text:tab/>20</text:p>
          <text:p text:style-name="P10">Elements<text:tab/>21</text:p>
          <text:p text:style-name="P10">Elements<text:tab/>21</text:p>
          <text:p text:style-name="P9">Examples<text:tab/>23</text:p>
          <text:p text:style-name="P9">Implementation<text:tab/>30</text:p>
          <text:p text:style-name="P10">Refid generation<text:tab/>30</text:p>
          <text:p text:style-name="P10">Generating LIFT<text:tab/>30</text:p>
          <text:p text:style-name="P10">Subentries<text:tab/>30</text:p>
          <text:p text:style-name="P9">Change History<text:tab/>32</text:p>
        </text:index-body>
      </text:table-of-content>
      <text:p text:style-name="Standard"/>
      <text:h text:style-name="Heading_20_1" text:outline-level="1">Introduction</text:h>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text:style-name="L1">
        <text:list-item>
          <text:p text:style-name="P11">Provides a way of encoding all MDF concepts and is a complete language.</text:p>
        </text:list-item>
        <text:list-item>
          <text:p text:style-name="P11">Handles text represented in multiple scripts (for example a language that has multiple orthographies)</text:p>
        </text:list-item>
        <text:list-item>
          <text:p text:style-name="P11">Can store any number of analysis languages.</text:p>
        </text:list-item>
        <text:list-item>
          <text:p text:style-name="P11">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p text:style-name="Heading_20_2">Conformance</text:p>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text:soft-page-break/>of it, or even be able to conserve all of <text:s/>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text:style-name="L2">
        <text:list-item>
          <text:p text:style-name="P15">there are no two ids of the same type of object that are identical, including treating senses and subsenses as entries.</text:p>
        </text:list-item>
      </text:list>
      <text:list text:style-name="L3">
        <text:list-item>
          <text:p text:style-name="P16">there are corresponding ids for all refids</text:p>
        </text:list-item>
      </text:list>
      <text:list text:style-name="L4">
        <text:list-item>
          <text:p text:style-name="P17">there is a definition for all field tags used</text:p>
        </text:list-item>
        <text:list-item>
          <text:p text:style-name="P17">that in a context where only one language data is expected no data from another language is also provided.</text:p>
        </text:list-item>
        <text:list-item>
          <text:p text:style-name="P17">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Standard">Since the lexicon is often a key database referenced by multiple applications and cross referenced by other data sets, it is necessary to ensure that refids do not change otherwise cross data linkages are broken. Thus, at the application level, LIFT conformance requires that if a LIFT database is read in and the same database is to be output, that any refids not be changed. Once stability of refids is guaranteed, it buys applications many benefits, particularly in the area of data merging.</text:p>
      <text:p text:style-name="Heading_20_2">Stability</text:p>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h text:style-name="Heading_20_1" text:outline-level="1">Types</text:h>
      <text:p text:style-name="Heading_20_2">Datatypes</text:p>
      <text:p text:style-name="Standard">We start with the simplest types which have no attributes or children.</text:p>
      <text:h text:style-name="Heading_20_3" text:outline-level="3">int</text:h>
      <text:p text:style-name="Standard">This is simply an integer number, stored as a string representation in base 10.</text:p>
      <text:h text:style-name="Heading_20_3" text:outline-level="3">float</text:h>
      <text:p text:style-name="Standard">A number with integer and decimal parts separated by a period. No scientific notations are supported.</text:p>
      <text:h text:style-name="Heading_20_3" text:outline-level="3">string</text:h>
      <text:p text:style-name="Standard">This fundamental type is just a sequence of Unicode characters.</text:p>
      <text:h text:style-name="Heading_20_3" text:outline-level="3">PCDATA</text:h>
      <text:p text:style-name="Standard">The basis of all text in the interchange format is a Unicode string. In implementation terms a <text:span text:style-name="code">PCDATA</text:span> is no different from a <text:span text:style-name="code">string</text:span> but is differentiated in this design to indicate text in a language instead of a representation of some information, e.g. language.</text:p>
      <text:h text:style-name="Heading_20_3" text:outline-level="3">datetime</text:h>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5">yyyy</text:span><text:span text:style-name="code">-</text:span><text:span text:style-name="code"><text:span text:style-name="T5">MM</text:span></text:span><text:span text:style-name="code">-</text:span><text:span text:style-name="T5">dd</text:span><text:span text:style-name="code">T</text:span><text:span text:style-name="T5">hh</text:span><text:span text:style-name="code">:</text:span><text:span text:style-name="T5">mm</text:span><text:span text:style-name="code">:</text:span><text:span text:style-name="T5">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5">yyyy</text:span><text:tab/>represents a 4 digit year relative to AD 0 (yes it can be negative)</text:p>
      <text:p text:style-name="AttribDesc"><text:span text:style-name="code">-</text:span><text:tab/>separator</text:p>
      <text:p text:style-name="AttribDesc"><text:span text:style-name="T5">MM</text:span><text:tab/>represents the month as 2 digits from 01 to 12.</text:p>
      <text:p text:style-name="AttribDesc"><text:span text:style-name="code">-</text:span><text:tab/>separator</text:p>
      <text:p text:style-name="AttribDesc"><text:span text:style-name="T5">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5">hh</text:span><text:tab/>represents the hour as 2 digits from 00 to 23. The hour can be 24 if the rest of the time is 0.</text:p>
      <text:p text:style-name="AttribDesc"><text:span text:style-name="code">:</text:span><text:tab/>separator</text:p>
      <text:p text:style-name="AttribDesc"><text:span text:style-name="T5">mm</text:span><text:tab/>represents the minutes of the hour as two digits from 00 to 59</text:p>
      <text:p text:style-name="AttribDesc"><text:span text:style-name="code">:</text:span><text:tab/>separator</text:p>
      <text:p text:style-name="AttribDesc"><text:span text:style-name="T5">ss</text:span><text:tab/>represents the seconds as 2 digits from 00 to 59</text:p>
      <text:p text:style-name="AttribDesc"><text:span text:style-name="T5">zzzz</text:span><text:tab/>represents optional timezone information in the form:<text:line-break/><text:span text:style-name="code">+</text:span>|<text:span text:style-name="code">-</text:span><text:span text:style-name="T5">hh</text:span><text:span text:style-name="code">:</text:span><text:span text:style-name="T5">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h text:style-name="Heading_20_3" text:outline-level="3"><text:soft-page-break/>key</text:h>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h text:style-name="Heading_20_3" text:outline-level="3">lang</text:h>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4646bis, a language tag must be as short as it can be while still representing all the information required. Thus redundant script subtags (due to script suppression) and region tags must be removed.</text:p>
      <text:h text:style-name="Heading_20_3" text:outline-level="3">refid</text:h>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p text:style-name="Standard"><text:span text:style-name="Source_20_Text">refid</text:span>s are ideal for inter application linkage, or for cross linkage with other data sets. This is particularly true for a lexicon. For this reason, there is an added constraint on a <text:span text:style-name="Source_20_Text">refi</text:span>d that once set, it must not be changed. If it is changed then other applications are at liberty to consider it to identify a different item with no linkage to the original item.</text:p>
      <text:h text:style-name="Heading_20_3" text:outline-level="3">URL</text:h>
      <text:p text:style-name="Standard">A URL datatype is a string containing a URL (Universal Resource Locator) as specified in RFC 3986.</text:p>
      <text:p text:style-name="Heading_20_2">Elements</text:p>
      <text:p text:style-name="Standard">The core elements are described based on the UML diagram they occur on. We start with the base diagram (leaving some types to the entry diagram) and then examine the entry diagram and finally the header diagram. Any unspecified types are considered to be <text:span text:style-name="code">string</text:span>.</text:p>
      <text:p text:style-name="Standard">Unless otherwise stated, content elements may occur in any order in the parent.</text:p>
      <text:h text:style-name="Heading_20_3" text:outline-level="3">span</text:h>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text:soft-page-break/>field, plain text approaches should be used either using Unicode paragraph characters. For maximum transportability, Unicode paragraph characters should be used.</text:p>
      <text:p text:style-name="Standard">Outer level spans that merely mark the language as being the same as that of the <text:span text:style-name="Source_20_Text">form</text:span> a <text:span text:style-name="Source_20_Text">text</text:span> element is in, are redundant and should not be output.</text:p>
      <text:h text:style-name="Heading_20_4" text:outline-level="4">Attributes</text:h>
      <text:p text:style-name="AttribDesc"><text:span text:style-name="code"><text:span text:style-name="T7">lang</text:span></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code"><text:span text:style-name="T7">href</text:span></text:span><text:tab/>[Optional, <text:span text:style-name="code">URL</text:span>] The text included in the span is to made into a hotlink to the given URL, if the application can do that.</text:p>
      <text:p text:style-name="AttribDesc"><text:span text:style-name="code"><text:span text:style-name="T7">class</text:span></text:span><text:tab/>[Optional] Gives the style name or class of the text.</text:p>
      <text:h text:style-name="Heading_20_4" text:outline-level="4">Content</text:h>
      <text:p text:style-name="AttribDesc">#PCDATA<text:tab/><text:tab/>The core content of a <text:span text:style-name="code">span</text:span> is unicode text</text:p>
      <text:p text:style-name="AttribDesc"><text:span text:style-name="code"><text:span text:style-name="T7">span</text: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h text:style-name="Heading_20_3" text:outline-level="3">text</text:h>
      <text:p text:style-name="Standard">This is a mixed content element that contains textual data mixed with <text:span text:style-name="code">span</text:span>s only. The element takes no attributes inheriting its language information from its parent element, a <text:span text:style-name="code">form</text:span>.</text:p>
      <text:h text:style-name="Heading_20_3" text:outline-level="3">form</text:h>
      <text:p text:style-name="Standard">A <text:span text:style-name="code">form</text:span> is a representation of a string in a particular language and script as specified by the <text:span text:style-name="code">lang</text:span> attribute. It may optionally contain <text:span text:style-name="code">trait</text:span>s and the textual content is held in the <text:span text:style-name="code">text</text:span> child element.</text:p>
      <text:h text:style-name="Heading_20_4" text:outline-level="4">Attributes</text:h>
      <text:p text:style-name="AttribDesc"><text:span text:style-name="code"><text:span text:style-name="T7">lang</text:span></text:span><text:tab/>[Required, <text:span text:style-name="code">lang</text:span>] gives the language tag for the text.</text:p>
      <text:h text:style-name="Heading_20_4" text:outline-level="4">Content</text:h>
      <text:p text:style-name="AttribDesc"><text:span text:style-name="code"><text:span text:style-name="T7">text</text:span></text:span><text:tab/>[Required, <text:span text:style-name="code">text</text:span>] holds the text of the <text:span text:style-name="code">form</text:span> in a single language and writing system as specified by the <text:span text:style-name="code">lang</text:span> attribute.</text:p>
      <text:p text:style-name="AttribDesc"><text:span text:style-name="code"><text:span text:style-name="T7">annotation</text:span></text:span><text:tab/>[Optional, Multiple, <text:span text:style-name="code">annotation</text:span>] contains various metadata for this textual element including status information.</text:p>
      <text:h text:style-name="Heading_20_3" text:outline-level="3">multitext</text:h>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h text:style-name="Heading_20_4" text:outline-level="4">Inheritance</text:h>
      <text:p text:style-name="AttribDesc"><text:span text:style-name="code"><text:span text:style-name="T7">text</text:span></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h text:style-name="Heading_20_4" text:outline-level="4">Content</text:h>
      <text:p text:style-name="AttribDesc"><text:span text:style-name="code"><text:span text:style-name="T7">form</text:span></text:span><text:tab/>[Optional, Multiple, <text:span text:style-name="code">form</text:span>] Each representation of the information is held in a <text:span text:style-name="code">form</text:span> element.</text:p>
      <text:p text:style-name="AttribDesc"><text:soft-page-break/><text:span text:style-name="code"><text:span text:style-name="T7">trait</text:span></text:span><text:tab/>[Optional, Multiple, <text:span text:style-name="code">trait</text:span>] These attributes may be referenced by the <text:span text:style-name="code">form</text:span> elements in their <text:span text:style-name="code">traits</text:span> attribute.</text:p>
      <text:h text:style-name="Heading_20_3" text:outline-level="3">URLRef</text:h>
      <text:p text:style-name="Standard">This is a URL with a caption. It is used to represent media items, for example for pictures in a Sense or a sound file for a phonetic representation.</text:p>
      <text:h text:style-name="Heading_20_4" text:outline-level="4">Attributes</text:h>
      <text:p text:style-name="AttribDesc"><text:span text:style-name="code"><text:span text:style-name="T7">href</text:span></text:span> <text:tab/>[Required, <text:span text:style-name="code">URL</text:span>] is the URL of the resource</text:p>
      <text:h text:style-name="Heading_20_4" text:outline-level="4">Content</text:h>
      <text:p text:style-name="AttribDesc"><text:span text:style-name="code"><text:span text:style-name="T7">label</text:span></text:span><text:tab/>[Optional, <text:span text:style-name="code">multitext</text:span>] Gives a multilingual representation of the caption for the media item.</text:p>
      <text:h text:style-name="Heading_20_3" text:outline-level="3">field</text:h>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h text:style-name="Heading_20_4" text:outline-level="4">Inheritance</text:h>
      <text:p text:style-name="AttribDesc"><text:span text:style-name="code"><text:span text:style-name="T7">multitext</text:span></text:span><text:tab/>Stores the language and multiscript form of the information.</text:p>
      <text:h text:style-name="Heading_20_4" text:outline-level="4">Attributes</text:h>
      <text:p text:style-name="AttribDesc"><text:span text:style-name="code"><text:span text:style-name="T7">type</text:span></text:span><text:tab/>[Required, <text:span text:style-name="code">key</text:span>] The identifying key that gives the field name of the field. Applications may share data by agreeing on the <text:span text:style-name="code">tag</text:span> to use.</text:p>
      <text:p text:style-name="AttribDesc"><text:span text:style-name="code"><text:span text:style-name="T7">dateCreated</text:span></text:span><text:tab/>[Optional, <text:span text:style-name="code">datetime</text:span>] Gives the creation date of the field.</text:p>
      <text:p text:style-name="AttribDesc"><text:span text:style-name="code"><text:span text:style-name="T7">dateModified</text:span></text:span><text:tab/>[Optional, <text:span text:style-name="code">datetime</text:span>] Gives the modification time of the field.</text:p>
      <text:p text:style-name="AttribDesc"><text:span text:style-name="code"><text:span text:style-name="T7">annotation</text:span></text:span><text:tab/>[Optional, Multiple, <text:span text:style-name="code">annotation</text:span>] Adds metainformation describing the element.</text:p>
      <text:h text:style-name="Heading_20_4" text:outline-level="4">Content</text:h>
      <text:p text:style-name="AttribDesc"><text:span text:style-name="code"><text:span text:style-name="T7">trait</text:span></text:span><text:tab/>[Optional, Multiple, <text:span text:style-name="code">flag</text:span>] Gives additional information about the field.</text:p>
      <text:p text:style-name="AttribDesc"><text:span text:style-name="code"><text:span text:style-name="T7">form</text:span></text:span><text:tab/>[Optional, Multiple, <text:span text:style-name="code">span</text:span>] The multilingual representation of the field content for a particular writing system.</text:p>
      <text:h text:style-name="Heading_20_3" text:outline-level="3">trait</text:h>
      <text:p text:style-name="Standard">A trait is an important mechanism for giving type information to an object or adding binary constraints. There are many ways of interpretting a <text:span text:style-name="code">trait</text:span>.</text:p>
      <text:p text:style-name="P3">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is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h text:style-name="Heading_20_4" text:outline-level="4">Attributes</text:h>
      <text:p text:style-name="AttribDesc"><text:span text:style-name="code"><text:span text:style-name="T7">name</text:span></text:span><text:tab/>[Required, <text:span text:style-name="code">key</text:span>]. This is the identifier of a particular <text:span text:style-name="code">range</text:span>.</text:p>
      <text:p text:style-name="AttribDesc"><text:span text:style-name="code"><text:span text:style-name="T7">value</text:span></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code"><text:span text:style-name="T7">id</text:span></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h text:style-name="Heading_20_4" text:outline-level="4"><text:soft-page-break/>Content</text:h>
      <text:p text:style-name="AttribDesc"><text:span text:style-name="code"><text:span text:style-name="T7">status</text:span></text:span><text:span text:style-name="code"><text:span text:style-name="T7"><text:tab/></text:span></text:span>[Optional, Multiple, <text:span text:style-name="code">annotation</text:span>] Gives the value of a given status type both now and in the past. The first <text:span text:style-name="code">annotation</text:span> of a given type holds the current value for the status of that type.</text:p>
      <text:h text:style-name="Heading_20_3" text:outline-level="3">annotation</text:h>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flag trait</text:span> would give. It is purely commentary.</text:p>
      <text:h text:style-name="Heading_20_4" text:outline-level="4">Inheritance</text:h>
      <text:p text:style-name="AttribDesc"><text:span text:style-name="code"><text:span text:style-name="T7">multitext</text:span></text:span><text:tab/>Gives a comment on the annotation.</text:p>
      <text:h text:style-name="Heading_20_4" text:outline-level="4">Attributes</text:h>
      <text:p text:style-name="AttribDesc"><text:span text:style-name="code"><text:span text:style-name="T7">name</text:span></text:span><text:span text:style-name="code"><text:span text:style-name="T7"><text:tab/></text:span></text:span>[Required, <text:span text:style-name="code">key</text:span>] Gives the range set from which this status value is taken,</text:p>
      <text:p text:style-name="AttribDesc"><text:span text:style-name="code"><text:span text:style-name="T7">value</text:span></text:span><text:tab/>[Required, <text:span text:style-name="code">key</text:span>] Contains the value of the the <text:span text:style-name="code">type</text:span> either now or in the past.</text:p>
      <text:p text:style-name="AttribDesc"><text:span text:style-name="code"><text:span text:style-name="T7">who</text:span></text:span><text:tab/>[Optional, <text:span text:style-name="code">key</text:span>] Specifies are particular element from the <text:span text:style-name="code">users</text:span> range.</text:p>
      <text:p text:style-name="AttribDesc"><text:span text:style-name="code"><text:span text:style-name="T7">when<text:tab/></text:span></text:span>[Optional, <text:span text:style-name="code">datetime</text:span>] Specifies the date/time that the trait was set.</text:p>
      <text:h text:style-name="Heading_20_3" text:outline-level="3">extensible</text:h>
      <text:p text:style-name="Standard">Many types contain the same set of elements that are used for adding extra information in a controlled extensible way. This type is used to provide that extra information and is only inherited from in order to add those elements.</text:p>
      <text:h text:style-name="Heading_20_4" text:outline-level="4">Content</text:h>
      <text:p text:style-name="AttribDesc"><text:span text:style-name="code"><text:span text:style-name="T7">dateCreated</text:span></text:span><text:tab/>[Optional, <text:span text:style-name="code">datetime</text:span>] Contains a date/timestamp saying when the element was added to the dictionary. Note that this attribute is not required.</text:p>
      <text:p text:style-name="AttribDesc"><text:span text:style-name="code"><text:span text:style-name="T7">dateModified</text:span></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code"><text:span text:style-name="T7">field</text:span></text:span><text:tab/>[Optional, Multiple, <text:span text:style-name="code">field</text:span>] Holds extra textual information.</text:p>
      <text:p text:style-name="AttribDesc"><text:span text:style-name="code"><text:span text:style-name="T7">trait</text:span></text:span><text:tab/>[Optional, Multiple, <text:span text:style-name="code">flag</text:span>] Adds type, filter, trait information.</text:p>
      <text:p text:style-name="AttribDesc"><text:span text:style-name="code"><text:span text:style-name="T7">annotation</text:span></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h text:style-name="Heading_20_3" text:outline-level="3">note</text:h>
      <text:p text:style-name="Standard">A <text:span text:style-name="code">note</text:span> is used for storing descriptive information of many kinds including comments, bibliographic information and domain specific notes.</text:p>
      <text:h text:style-name="Heading_20_4" text:outline-level="4">Inheritance</text:h>
      <text:p text:style-name="AttribDesc"><text:span text:style-name="code"><text:span text:style-name="T7">multitext</text:span></text:span><text:tab/>Stores the note content, giving its language.</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Optional, <text:span text:style-name="code">key</text:span>] Gives the type of note by reference to a range-element in the <text:span text:style-name="code">note-type</text:span> range. There is only one <text:span text:style-name="code">note</text:span> with a given <text:span text:style-name="code">type</text:span> in any parent <text:soft-page-break/>element. Thus translations of the <text:span text:style-name="code">note</text:span> are held as different forms of the one <text:span text:style-name="code">note</text:span>.</text:p>
      <text:h text:style-name="Heading_20_3" text:outline-level="3">phonetic</text:h>
      <text:p text:style-name="Standard">This represents a single phonetic representation.</text:p>
      <text:h text:style-name="Heading_20_4" text:outline-level="4">Inheritance</text:h>
      <text:p text:style-name="AttribDesc"><text:span text:style-name="code"><text:span text:style-name="T7">multitext</text:span></text:span><text:tab/>Allows for storage of different representation forms of the text.</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Content</text:h>
      <text:p text:style-name="AttribDesc"><text:span text:style-name="code"><text:span text:style-name="T7">media</text:span></text:span><text:tab/>[Optional, Multiple, <text:span text:style-name="code">URLRef</text:span>] Stores an audio representation of the text.</text:p>
      <text:p text:style-name="AttribDesc"><text:span text:style-name="code"><text:span text:style-name="T7">form</text:span></text:span><text:tab/>[Optional, Multiple, <text:span text:style-name="code">span</text:span>] Stores the phonetic representation using whichever writing system: IPA, Americanist, etc..</text:p>
      <text:h text:style-name="Heading_20_3" text:outline-level="3">etymology</text:h>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code"><text:span text:style-name="T7">source</text:span></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h text:style-name="Heading_20_4" text:outline-level="4">Contents</text:h>
      <text:p text:style-name="AttribDesc"><text:span text:style-name="code"><text:span text:style-name="T7">gloss</text:span></text:span><text:tab/>[Optional, Multiple, <text:span text:style-name="code">form</text:span>] Gives glosses of the word that the etymological relationship is with.</text:p>
      <text:p text:style-name="AttribDesc"><text:span text:style-name="code"><text:span text:style-name="T7">form</text:span></text:span><text:tab/>[Required, <text:span text:style-name="code">form</text:span>] Holds the form of the etymological reference.</text:p>
      <text:h text:style-name="Heading_20_3" text:outline-level="3">grammatical-info</text:h>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atical-info</text:span> range.</text:p>
      <text:h text:style-name="Heading_20_4" text:outline-level="4">Attributes</text:h>
      <text:p text:style-name="AttribDesc"><text:span text:style-name="code"><text:span text:style-name="T7">value</text:span></text:span><text:tab/>[Required, <text:span text:style-name="code">key</text:span>] The part of speech tag into the <text:span text:style-name="code">grammatical-info</text:span> range. Notice that generally, the <text:span text:style-name="code">value</text:span> attribute <text:span text:style-name="T5">is</text:span> the grammatical information identifier and that an actual <text:span text:style-name="code">range-element</text:span> is only needed if translations of the part of speech is required, or that range set checking is required.</text:p>
      <text:h text:style-name="Heading_20_4" text:outline-level="4">Content</text:h>
      <text:p text:style-name="AttribDesc"><text:span text:style-name="code"><text:span text:style-name="T7">trait</text:span></text:span><text:tab/>[Optional, Multiple, <text:span text:style-name="code">trait</text:span>] Allows grammatical information to have attributes.</text:p>
      <text:h text:style-name="Heading_20_3" text:outline-level="3">reversal</text:h>
      <text:p text:style-name="Standard">Reverse indexes in a dictionary are a key tool for enabling a wider use of a dictionary.</text:p>
      <text:h text:style-name="Heading_20_4" text:outline-level="4">Inheritance</text:h>
      <text:p text:style-name="AttribDesc"><text:span text:style-name="code"><text:span text:style-name="T7">multitext</text:span></text:span><text:tab/>Stores the reversal entry with its language.</text:p>
      <text:h text:style-name="Heading_20_4" text:outline-level="4"><text:soft-page-break/>Attributes</text:h>
      <text:p text:style-name="AttribDesc"><text:span text:style-name="code"><text:span text:style-name="T7">type</text:span></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h text:style-name="Heading_20_4" text:outline-level="4">Content</text:h>
      <text:p text:style-name="AttribDesc"><text:span text:style-name="code"><text:span text:style-name="T7">main</text:span></text:span><text:tab/>[Optional, <text:span text:style-name="code">reversal</text:span>] Reversals may form an entry sub-entry type hierarchy. This gives the parent <text:span text:style-name="code">reversal</text:span> in any such hierarchy if one is so desired. The full tree is given here. Since the <text:span text:style-name="code">type</text:span> attribute is shared with the <text:span text:style-name="code">reversal</text:span> it is not set on any <text:span text:style-name="code">main</text:span> element.</text:p>
      <text:h text:style-name="Heading_20_3" text:outline-level="3">translation</text:h>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h text:style-name="Heading_20_4" text:outline-level="4">Attributes</text:h>
      <text:p text:style-name="AttribDesc"><text:span text:style-name="code"><text:span text:style-name="T7">type</text:span></text:span><text:tab/>[Optional, <text:span text:style-name="code">key</text:span>] Gives the type of the translation. This is also a key into the <text:span text:style-name="code">translation-types</text:span> range set.</text:p>
      <text:h text:style-name="Heading_20_3" text:outline-level="3">example</text:h>
      <text:p text:style-name="Standard">An example gives an example sentence or phrase in the language and glosses in of that example in other languages.</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Stores the content of the example in the main language of the dictionary.</text:p>
      <text:h text:style-name="Heading_20_4" text:outline-level="4">Attributes</text:h>
      <text:p text:style-name="AttribDesc"><text:span text:style-name="code"><text:span text:style-name="T7">source</text:span></text:span><text:tab/>[Optional, <text:span text:style-name="code">key</text:span>] Reference by which another application may refer to this example or is a reference into another database of texts, for example. The key is a reference into an <text:span text:style-name="code">examples</text:span> range set.</text:p>
      <text:h text:style-name="Heading_20_4" text:outline-level="4">Content</text:h>
      <text:p text:style-name="P4"><text:span text:style-name="code"><text:span text:style-name="T7">translation</text:span></text:span><text:tab/>[Optional, Multiple, <text:span text:style-name="code">translation</text:span>] Gives translations of the example into different languages. Each <text:span text:style-name="code">translation</text:span> is of a single type and contains all the translations of that type into multiple languages and writing systems.</text:p>
      <text:h text:style-name="Heading_20_3" text:outline-level="3">relation</text:h>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Required, <text:span text:style-name="code">key</text:span>] Is the type of the particular lexical relation. It is also a reference into the <text:span text:style-name="code">lexical-relations</text:span> <text:span text:style-name="code">range-element</text:span>.The <text:span text:style-name="code">name</text:span> is given in terms of the <text:span text:style-name="code">ref</text:span>erenced sense/entry's relation to this entry. For example:</text:p>
      <text:p text:style-name="AttribDesc"><text:soft-page-break/><text:tab/><text:tab/><text:span text:style-name="code">&lt;entry id=”apple”&gt;&lt;sense&gt;<text:line-break/><text:tab/><text:tab/>&lt;relation name=”generic” ref=”fruit”/&gt;<text:line-break/><text:tab/>&lt;/sense&gt;&lt;/entry&gt;</text:span></text:p>
      <text:p text:style-name="AttribDesc"><text:span text:style-name="code"><text:span text:style-name="T7">ref</text:span></text:span><text:tab/>[Required, <text:span text:style-name="code">refid</text:span>] This is the other end of the relation either a <text:span text:style-name="code">Sense</text:span> or an <text:span text:style-name="code">Entry</text:span>.</text:p>
      <text:p text:style-name="AttribDesc"><text:span text:style-name="code"><text:span text:style-name="T7">order</text:span></text:span><text:tab/>[Optional, <text:span text:style-name="code">int</text:span>] Gives the relative ordering of relations of a given type when a multiple relation is being described. For example a <text:span text:style-name="T5">component</text:span> relation maps to a sequence of <text:span text:style-name="code">Entry</text:span>s or <text:span text:style-name="code">Sense</text:span>s. If no <text:span text:style-name="code">order</text:span> attribute is present, then document order is used.</text:p>
      <text:p text:style-name="AttribDesc"><text:span text:style-name="code"><text:span text:style-name="T7">usage</text:span></text:span><text:tab/>[Optional, <text:span text:style-name="code">multitext</text:span>] Gives information on usage in a particular language. </text:p>
      <text:h text:style-name="Heading_20_3" text:outline-level="3">variant</text:h>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Gives the variation to the main lexical form.</text:p>
      <text:h text:style-name="Heading_20_4" text:outline-level="4">Attributes</text:h>
      <text:p text:style-name="AttribDesc"><text:span text:style-name="code"><text:span text:style-name="T7">ref</text:span></text:span><text:tab/>[Optional, <text:span text:style-name="code">refentry</text:span>] Gives the variation as a reference to another entry or sense rather than specifying the <text:span text:style-name="code">form</text:span>.</text:p>
      <text:h text:style-name="Heading_20_4" text:outline-level="4">Content</text:h>
      <text:p text:style-name="AttribDesc"><text:span text:style-name="code"><text:span text:style-name="T7">pronunciation</text:spa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code"><text:span text:style-name="T7">relation</text:span></text:span><text:tab/>[Optional, Multiple, <text:span text:style-name="code">relation</text:span>] Some variants have a lexical relationship with other senses or entries in the lexicon. For example a paradigm variant may have a component relation with a root and suffix in the lexicon.</text:p>
      <text:h text:style-name="Heading_20_3" text:outline-level="3">Sense</text:h>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id</text:span></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code"><text:span text:style-name="T7">order</text:span></text:span><text:tab/>[Optional <text:span text:style-name="code">int</text:span>] A number that is used to give the relative order of senses within an entry. If there is more than one sense in an entry and no <text:span text:style-name="code">order</text:span> attribute then document order is used.</text:p>
      <text:h text:style-name="Heading_20_4" text:outline-level="4">Content</text:h>
      <text:p text:style-name="AttribDesc"><text:span text:style-name="code"><text:span text:style-name="T7">grammatical-info</text:span></text:span><text:tab/>[Optional, <text:span text:style-name="code">grammi</text:span>] Grammatical information.</text:p>
      <text:p text:style-name="AttribDesc"><text:span text:style-name="code"><text:span text:style-name="T7">gloss</text:span></text:span><text:tab/>[Optional, Multiple, <text:span text:style-name="code">form</text:span>] Each <text:span text:style-name="code">gloss</text:span> is a single string in a single language and writing system. If it is necessary to semantically link glosses either because they are of the same language but different writing systems or because the <text:soft-page-break/>glosses really are the same semantically across languages, then the <text:span text:style-name="code">traits</text:span> list attribute may be used to link via a <text:span text:style-name="code">trait</text:span>.</text:p>
      <text:p text:style-name="P4"><text:span text:style-name="code"><text:span text:style-name="T7">definition</text:span></text:span><text:tab/>[Optional, <text:span text:style-name="code">multitext</text:span>] Gives the definition in multiple languages and writing systems.</text:p>
      <text:p text:style-name="AttribDesc"><text:span text:style-name="code"><text:span text:style-name="T7">relation</text:span></text:span><text:tab/>[Optional, Multiple, <text:span text:style-name="code">relation</text:span>] While a lexical relation isn't strictly owned by a sense it is a good place to hold it.</text:p>
      <text:p text:style-name="AttribDesc"><text:span text:style-name="code"><text:span text:style-name="T7">etymology</text:span></text:span><text:tab/>[Optional, Multiple, <text:span text:style-name="code">etymology</text:span>] Differs from a lexical relation in that it has no referant in the lexicon. The other word is outside the language.</text:p>
      <text:p text:style-name="AttribDesc"><text:span text:style-name="code"><text:span text:style-name="T7">note</text:span></text:span><text:tab/>[Optional, Multiple, <text:span text:style-name="code">note</text:span>] There are lots of different types of notes.</text:p>
      <text:p text:style-name="AttribDesc"><text:span text:style-name="code"><text:span text:style-name="T7">example</text:span></text:span><text:tab/>[Optional, Multiple, <text:span text:style-name="code">example</text:span>] Examples may be used for different target audiences.</text:p>
      <text:p text:style-name="AttribDesc"><text:span text:style-name="code"><text:span text:style-name="T7">reversal</text:span></text:span><text:tab/>[Optional, Multiple, <text:span text:style-name="code">reversal</text:span>] There may be different reversal indexes.</text:p>
      <text:p text:style-name="AttribDesc"><text:span text:style-name="code"><text:span text:style-name="T7">illustration<text:tab/></text:span></text:span><text:tab/>[Optional, Multiple, <text:s/><text:span text:style-name="code">URLref</text:span>] The picture doesn't have to be static.</text:p>
      <text:p text:style-name="AttribDesc"><text:span text:style-name="code"><text:span text:style-name="T7">subsense</text:span></text:span><text:tab/>[Optional, Multiple, <text:span text:style-name="code">Sense</text:span>] Sense can form a hierarchy.</text:p>
      <text:h text:style-name="Heading_20_3" text:outline-level="3">Entry</text:h>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P4"><text:span text:style-name="code"><text:span text:style-name="T7">id</text:span></text:span><text:tab/>[Optional,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code"><text:span text:style-name="T7">order</text:span></text:span><text:tab/>[Optional, <text:span text:style-name="code">int</text:span>] This is the homograph number. If there are homographs and the <text:span text:style-name="code">order</text:span> attribute is missing. document order will be used.</text:p>
      <text:p text:style-name="AttribDesc"><text:span text:style-name="code"><text:span text:style-name="T7">guid</text:span></text:span><text:tab/>[Optional, <text:span text:style-name="code">string</text:span>] Holds a unique identifier for an entry primarily for merging purposes. While <text:span text:style-name="code">guid</text:span> is optional, applications should conserve its value if present.</text:p>
      <text:p text:style-name="AttribDesc"><text:span text:style-name="code"><text:span text:style-name="T7">dateDeleted</text:span></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h text:style-name="Heading_20_4" text:outline-level="4">Content</text:h>
      <text:p text:style-name="AttribDesc"><text:span text:style-name="code"><text:span text:style-name="T7">lexical-unit</text:span></text:span><text:tab/>[Optional, <text:span text:style-name="code">multitext</text:span>] The lexical form is the primary lexical form as is found as the primary lexical form in the source data models for this standard.</text:p>
      <text:p text:style-name="AttribDesc"><text:span text:style-name="code"><text:span text:style-name="T7">citation</text:span></text:span><text:tab/>[Optional, <text:span text:style-name="code">multitext</text:span>] This is the form that is to be printed in the dictionary.</text:p>
      <text:p text:style-name="AttribDesc"><text:span text:style-name="code"><text:span text:style-name="T7">pronunciation</text:span></text:span><text:tab/>[Optional, Multiple, <text:span text:style-name="code">phonetic</text:span>] There can be multiple phonetic forms of an entry. Their presence implies free variation.</text:p>
      <text:p text:style-name="AttribDesc"><text:span text:style-name="code"><text:span text:style-name="T7">variant</text:span></text:span><text:tab/>[Optional, Multiple, <text:span text:style-name="code">variant</text:span>] Any constrained variants or free orthographic variants.</text:p>
      <text:p text:style-name="AttribDesc"><text:soft-page-break/><text:span text:style-name="code"><text:span text:style-name="T7">sense</text:span></text:span><text:tab/>[Optional, Multiple, <text:span text:style-name="code">S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code"><text:span text:style-name="T7">note</text:span></text:span><text:tab/>[Optional, Multiple, <text:span text:style-name="code">note</text:span>] The more notes you keep the better.</text:p>
      <text:p text:style-name="AttribDesc"><text:span text:style-name="code"><text:span text:style-name="T7">relation</text:span></text:span><text:tab/>[Optional, Multiple, <text:span text:style-name="code">relation</text:span>] Gives a lexical relationship between this entry and another <text:span text:style-name="code">Entry</text:span> or <text:span text:style-name="code">Sense</text:span>.</text:p>
      <text:h text:style-name="Heading_20_3" text:outline-level="3">field-defn</text:h>
      <text:p text:style-name="Standard">A field definition gives information about a particular field type that may be used by an application to add information not part of the LIFT standard.</text:p>
      <text:h text:style-name="Heading_20_4" text:outline-level="4">Inheritance</text:h>
      <text:p text:style-name="AttribDesc"><text:span text:style-name="code"><text:span text:style-name="T7">multitext</text:span></text:span><text:tab/>Contains a multilingual description of this particular field.</text:p>
      <text:h text:style-name="Heading_20_4" text:outline-level="4">Attributes</text:h>
      <text:p text:style-name="AttribDesc"><text:span text:style-name="code"><text:span text:style-name="T7">tag</text:span></text:span><text:tab/>[Required, <text:span text:style-name="code">key</text:span>] This key corresponds to the <text:span text:style-name="code">tag</text:span> attribute found in all <text:span text:style-name="code">field</text:span>s for which this is the definition.</text:p>
      <text:h text:style-name="Heading_20_3" text:outline-level="3">field-defns</text:h>
      <text:p text:style-name="Standard">This is a simple list of <text:span text:style-name="code">field-defn</text:span>.</text:p>
      <text:h text:style-name="Heading_20_4" text:outline-level="4">Content</text:h>
      <text:p text:style-name="AttribDesc"><text:span text:style-name="code"><text:span text:style-name="T7">field</text:span></text:span><text:tab/>[Optional, Multiple, <text:span text:style-name="code">field-defn</text:span>] The field definitions for all the field types used in this document.</text:p>
      <text:h text:style-name="Heading_20_3" text:outline-level="3">range-ref</text:h>
      <text:p text:style-name="Standard">This contains information about where to find a linked <text:span text:style-name="code">range</text:span> definition.</text:p>
      <text:h text:style-name="Heading_20_4" text:outline-level="4">Attributes</text:h>
      <text:p text:style-name="AttribDesc"><text:span text:style-name="code"><text:span text:style-name="T7">id</text:span></text:span><text:tab/>[Required, <text:span text:style-name="code">key</text:span>] The type of the <text:span text:style-name="code">range</text:span> that is referenced.</text:p>
      <text:p text:style-name="AttribDesc"><text:span text:style-name="code"><text:span text:style-name="T7">href</text:span></text:span><text:tab/>[Required, <text:span text:style-name="code">URL</text:span>] The URL of the file containing the definition of the referenced <text:span text:style-name="code">range</text:span>.</text:p>
      <text:p text:style-name="AttribDesc"><text:span text:style-name="code"><text:span text:style-name="T7">guid</text:span></text:span><text:tab/>[Optional, <text:span text:style-name="code">string</text:span>] This gives a unique identifier of the particular <text:span text:style-name="code">range</text:span> being referenced. If no <text:span text:style-name="code">guid</text:span> is given then the <text:span text:style-name="code">id</text:span> attribute is used to reference a particular <text:span text:style-name="code">range</text:span> definition in the referenced file.</text:p>
      <text:h text:style-name="Heading_20_3" text:outline-level="3">ranges</text:h>
      <text:p text:style-name="Standard">This is an array of <text:span text:style-name="code">range-ref</text:span>s.</text:p>
      <text:h text:style-name="Heading_20_4" text:outline-level="4">Content</text:h>
      <text:p text:style-name="AttribDesc"><text:span text:style-name="code"><text:span text:style-name="T7">range</text:span></text:span><text:tab/>[Optional, Multiple, <text:span text:style-name="code">range-ref</text:span>] Gives information about where to find the definition of an associated <text:span text:style-name="code">range</text:span>.</text:p>
      <text:h text:style-name="Heading_20_3" text:outline-level="3">header</text:h>
      <text:p text:style-name="Standard">This holds the header information for a LIFT file including <text:span text:style-name="code">range-ref</text:span> information and added <text:span text:style-name="code">field-defns</text:span> along with any <text:span text:style-name="code">style-defns</text:span>.</text:p>
      <text:h text:style-name="Heading_20_4" text:outline-level="4">Content</text:h>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oft-page-break/><text:span text:style-name="code"><text:span text:style-name="T7">description<text:tab/></text:span></text:span>[Optional, <text:span text:style-name="code">multitext</text:span>] Contains a multilingual description of the lexicon for information purposes only.</text:p>
      <text:p text:style-name="AttribDesc"><text:span text:style-name="code"><text:span text:style-name="T7">ranges</text:span></text:span><text:tab/>[Optional, <text:span text:style-name="code">ranges</text:span>] <text:s/>Contains all the <text:span text:style-name="code">range-ref</text:span> information.</text:p>
      <text:p text:style-name="AttribDesc"><text:span text:style-name="code"><text:span text:style-name="T7">fields</text:span></text:span><text:tab/>[Optional, <text:span text:style-name="code">field-defns</text:span>] Contains definitions for all the <text:span text:style-name="code">field</text:span> types used in the document.</text:p>
      <text:h text:style-name="Heading_20_3" text:outline-level="3">lift</text:h>
      <text:p text:style-name="Standard">This is the root node of the document and contains a header and all the entries in the database.</text:p>
      <text:h text:style-name="Heading_20_4" text:outline-level="4">Attributes</text:h>
      <text:p text:style-name="AttribDesc"><text:span text:style-name="code"><text:span text:style-name="T7">version</text:spa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p text:style-name="AttribDesc"><text:span text:style-name="code"><text:span text:style-name="T7">producer</text:span></text:span><text:tab/>[Optional, <text:span text:style-name="code">string</text:span>] Identifies the particular producer of this lift file.</text:p>
      <text:h text:style-name="Heading_20_4" text:outline-level="4">Content</text:h>
      <text:p text:style-name="AttribDesc"><text:span text:style-name="code"><text:span text:style-name="T7">header</text:span></text:span><text:tab/>[Optional, <text:span text:style-name="code">header</text:span>] Contains the header information for the database</text:p>
      <text:p text:style-name="AttribDesc"><text:span text:style-name="code"><text:span text:style-name="T7">entry</text:span></text:span><text:tab/>[Optional, Multiple, <text:span text:style-name="code">Entry</text:span>] Each of the entries in the lexicon. No order is implied.</text:p>
      <text:h text:style-name="Heading_20_1" text:outline-level="1">UML Diagrams</text:h>
      <text:p text:style-name="Standard">The following diagrams show the inter-relationships between the elements in the standard.</text:p>
      <text:p text:style-name="P7">Base Elements</text:p>
      <text:p text:style-name="Standard"><draw:frame draw:style-name="fr1" draw:name="graphics1" text:anchor-type="paragraph" svg:width="5.8701in" style:rel-width="100%" svg:height="6.3189in" style:rel-height="64%" draw:z-index="0"><draw:image xlink:href="../base_class.png" xlink:type="simple" xlink:show="embed" xlink:actuate="onLoad"/></draw:frame></text:p>
      <text:p text:style-name="Heading_20_2"><text:soft-page-break/>Entry Elements</text:p>
      <text:p text:style-name="P6"><draw:frame draw:style-name="fr2" draw:name="graphics3" text:anchor-type="paragraph" svg:x="0in" svg:y="0.1in" svg:width="5.8701in" style:rel-width="100%" svg:height="4.4429in" style:rel-height="45%" draw:z-index="3"><draw:image xlink:href="../entry%20class.png" xlink:type="simple" xlink:show="embed" xlink:actuate="onLoad"/></draw:frame></text:p>
      <text:p text:style-name="Heading_20_2">Header Elements</text:p>
      <text:p text:style-name="Standard"><draw:frame draw:style-name="fr3" draw:name="graphics2" text:anchor-type="paragraph" svg:x="0.25in" svg:y="0.05in" svg:width="5.6937in" style:rel-width="97%" svg:height="3.5543in" style:rel-height="36%" draw:z-index="1"><draw:image xlink:href="../header%20class.png" xlink:type="simple" xlink:show="embed" xlink:actuate="onLoad"/></draw:frame></text:p>
      <text:h text:style-name="Heading_20_1" text:outline-level="1">Lift Ranges</text:h>
      <text:p text:style-name="Heading_20_2">Elements</text:p>
      <text:h text:style-name="Heading_20_3" text:outline-level="3">range-element</text:h>
      <text:p text:style-name="Standard">A <text:span text:style-name="code">range-element</text:span> is the description of a particular range element found in a particular <text:span text:style-name="code">range</text:span>.</text:p>
      <text:h text:style-name="Heading_20_4" text:outline-level="4">Attributes</text:h>
      <text:p text:style-name="AttribDesc"><text:span text:style-name="code"><text:span text:style-name="T7">id</text:span></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code"><text:span text:style-name="T7">parent</text:span></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code"><text:span text:style-name="T7">guid</text:span></text:span><text:tab/>[Optional, <text:span text:style-name="code">string</text:span>] Allows a particular <text:span text:style-name="code">range-element</text:span> to be uniquely identified, particularly across versions of a file.</text:p>
      <text:h text:style-name="Heading_20_4" text:outline-level="4">Content</text:h>
      <text:p text:style-name="AttribDesc"><text:span text:style-name="code"><text:span text:style-name="T7">description</text:span></text:span><text:tab/>[Optional, Multiple, <text:span text:style-name="code">multitext</text:span>] Holds the description of the element.</text:p>
      <text:p text:style-name="AttribDesc"><text:span text:style-name="code"><text:span text:style-name="T7">label</text:span></text:span><text:tab/>[Optional, Multiple, <text:span text:style-name="code">multitext</text:span>] Holds a caption for the element, typically used in user interfaces when a choice of range values is presented.</text:p>
      <text:p text:style-name="AttribDesc"><text:span text:style-name="code"><text:span text:style-name="T7">abbrev</text:span></text:span><text:tab/>[Optional, Multiple, <text:span text:style-name="code">multitext</text:span>] Gives an optional abbreviation for this <text:span text:style-name="code">range-element</text:span> in other languages for GUI purposes.</text:p>
      <text:h text:style-name="Heading_20_3" text:outline-level="3">range</text:h>
      <text:p text:style-name="Standard">A <text:span text:style-name="code">range</text:span> is a set of <text:span text:style-name="code">range-elements</text:span> and is used to identify both the group of <text:span text:style-name="code">range-elements</text:span> but also to some extent their type.</text:p>
      <text:h text:style-name="Heading_20_4" text:outline-level="4">Attributes</text:h>
      <text:p text:style-name="AttribDesc"><text:span text:style-name="code"><text:span text:style-name="T7">id</text:span></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code"><text:span text:style-name="T7">guid</text:span></text:span><text:tab/>[Optional, <text:span text:style-name="code">string</text:span>] Allows a particular <text:span text:style-name="code">range</text:span> to be uniquely identified, particularly when referenced from a lexicon.</text:p>
      <text:h text:style-name="Heading_20_4" text:outline-level="4">Content</text:h>
      <text:p text:style-name="AttribDesc"><text:span text:style-name="code"><text:span text:style-name="T7">description</text:span></text:span><text:tab/>[Optional, <text:span text:style-name="code">multitext</text:span>] Used to give a multilingual description of the <text:span text:style-name="code">range</text:span>.</text:p>
      <text:p text:style-name="AttribDesc"><text:span text:style-name="code"><text:span text:style-name="T7">range</text:span></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code"><text:span text:style-name="T7">label</text:span></text:span><text:tab/>[Optional, Multiple, <text:span text:style-name="code">multitext</text:span>] Gives a multilingual label to this <text:span text:style-name="code">range-set</text:span> for GUI purposes.</text:p>
      <text:p text:style-name="AttribDesc"><text:span text:style-name="code"><text:span text:style-name="T7">abbrev</text:span></text:span><text:tab/>[Optional, Multiple, <text:span text:style-name="code">multitext</text:span>] Gives an abbreviation for this <text:span text:style-name="code">range-set</text:span> in multiple languages, for GUI purposes.</text:p>
      <text:h text:style-name="Heading_20_3" text:outline-level="3">lift-ranges</text:h>
      <text:p text:style-name="Standard">The root element of the Lift Ranges file type. </text:p>
      <text:h text:style-name="Heading_20_4" text:outline-level="4">Content</text:h>
      <text:p text:style-name="AttribDesc"><text:span text:style-name="code"><text:span text:style-name="T7">range</text:span></text:span><text:tab/>[Required, Multiple, <text:span text:style-name="code">range</text:span>] A <text:span text:style-name="code">range</text:span> definition.</text:p>
      <text:p text:style-name="Heading_20_2"><text:soft-page-break/>UML Diagram</text:p>
      <text:p text:style-name="Standard"><draw:frame draw:style-name="fr1" draw:name="graphics4" text:anchor-type="paragraph" svg:width="4.6457in" svg:height="3.5209in" draw:z-index="2"><draw:image xlink:href="../RangeSets%20class.png" xlink:type="simple" xlink:show="embed" xlink:actuate="onLoad"/></draw:frame></text:p>
      <text:h text:style-name="Heading_20_1" text:outline-level="1">Ranges</text:h>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text:p>
      <text:p text:style-name="Heading_20_2">dialect</text:p>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text:p>
      <text:p text:style-name="Heading_20_2">etymology</text:p>
      <text:p text:style-name="Standard">This range set lists all the etymological relations needed.</text:p>
      <text:h text:style-name="Heading_20_3" text:outline-level="3">Elements</text:h>
      <text:p text:style-name="AttribDesc"><text:span text:style-name="code"><text:span text:style-name="T7">borrowed</text:span></text:span><text:tab/>The word is borrowed from another language</text:p>
      <text:p text:style-name="AttribDesc"><text:span text:style-name="code"><text:span text:style-name="T7">proto</text:span></text:span><text:tab/>The proto form of the word in another language</text:p>
      <text:p text:style-name="Heading_20_2">grammatical-info</text:p>
      <text:p text:style-name="Standard">This range-set contains a standard set of grammatical information identifiers.</text:p>
      <text:p text:style-name="Heading_20_2">lexical</text:p>
      <text:p text:style-name="Standard">This set lists various lexical relations. Users may add others that they need.</text:p>
      <text:h text:style-name="Heading_20_3" text:outline-level="3">Elements</text:h>
      <text:p text:style-name="AttribDesc"><text:span text:style-name="code"><text:span text:style-name="T7">ref</text:span></text:span><text:tab/>General cross reference.</text:p>
      <text:p text:style-name="AttribDesc"><text:span text:style-name="code"><text:span text:style-name="T7">main</text:span></text:span><text:tab/>Reference to a main entry from a minor entry.</text:p>
      <text:p text:style-name="AttribDesc"><text:span text:style-name="code"><text:span text:style-name="T7">isa</text:span></text:span><text:tab/>The gen-spec relation where the special relates to the general.</text:p>
      <text:p text:style-name="AttribDesc"><text:span text:style-name="code"><text:span text:style-name="T7">kindof</text:span></text:span> <text:tab/>The kind-of relation in which the <text:span text:style-name="code">Sense</text:span> is a kind of another sense.</text:p>
      <text:p text:style-name="AttribDesc"><text:span text:style-name="code"><text:span text:style-name="T7">actor</text:span></text:span><text:tab/>The actor of this verb</text:p>
      <text:p text:style-name="AttribDesc"><text:span text:style-name="code"><text:span text:style-name="T7">undergoer</text:span></text:span><text:tab/>The undergoer of this verb</text:p>
      <text:p text:style-name="AttribDesc"><text:span text:style-name="code"><text:span text:style-name="T7">component</text:span></text:span><text:tab/>This word is grammatically built from these components.</text:p>
      <text:p text:style-name="Heading_20_2">note-type</text:p>
      <text:p text:style-name="Standard">This lists all the different note types that are in the various standards</text:p>
      <text:h text:style-name="Heading_20_3" text:outline-level="3"><text:soft-page-break/>Elements</text:h>
      <text:p text:style-name="AttribDesc"><text:span text:style-name="code"><text:span text:style-name="T7">anthropology</text:span></text:span><text:tab/>Gives anthropological information.</text:p>
      <text:p text:style-name="AttribDesc"><text:span text:style-name="code"><text:span text:style-name="T7">biblography</text:span></text:span><text:tab/>Biblographic information.</text:p>
      <text:p text:style-name="AttribDesc"><text:span text:style-name="code"><text:span text:style-name="T7">comment</text:span></text:span><text:tab/>This note is an arbitrary comment not for publication</text:p>
      <text:p text:style-name="AttribDesc"><text:span text:style-name="code"><text:span text:style-name="T7">discourse</text:span></text:span><text:tab/>Gives discourse information about a sense.</text:p>
      <text:p text:style-name="AttribDesc"><text:span text:style-name="code"><text:span text:style-name="T7">encyclopedic</text:span></text:span><text:tab/><text:tab/>This note gives encyclopedic information.</text:p>
      <text:p text:style-name="AttribDesc"><text:span text:style-name="code"><text:span text:style-name="T7">general</text:span></text:span><text:tab/>General notes that do not fall in another clear category</text:p>
      <text:p text:style-name="AttribDesc"><text:span text:style-name="code"><text:span text:style-name="T7">grammar</text:span></text:span><text:tab/>Gives grammatical information about a word.</text:p>
      <text:p text:style-name="AttribDesc"><text:span text:style-name="code"><text:span text:style-name="T7">phonology</text:span></text:span><text:tab/>Gives phonological information about a word.</text:p>
      <text:p text:style-name="AttribDesc"><text:span text:style-name="code"><text:span text:style-name="T7">questions</text:span></text:span><text:tab/>Contains questions yet to be answered</text:p>
      <text:p text:style-name="AttribDesc"><text:span text:style-name="code"><text:span text:style-name="T7">restrictions</text:span></text:span><text:tab/>Gives information on the restriction of usage of a word.</text:p>
      <text:p text:style-name="AttribDesc"><text:span text:style-name="code"><text:span text:style-name="T7">scientific_name</text:span></text:span><text:tab/>Gives the scientific name of a sense</text:p>
      <text:p text:style-name="AttribDesc"><text:span text:style-name="code"><text:span text:style-name="T7">sociolinguistics</text:span></text:span><text:tab/>Gives sociolinguistic information about a sense.</text:p>
      <text:p text:style-name="AttribDesc"><text:span text:style-name="code"><text:span text:style-name="T7">source</text:span></text:span><text:tab/>Contains information on sources</text:p>
      <text:p text:style-name="AttribDesc"><text:span text:style-name="code"><text:span text:style-name="T7">usage</text:span></text:span><text:tab/>Gives information on usage</text:p>
      <text:p text:style-name="Heading_20_2">paradigm</text:p>
      <text:p text:style-name="Standard">LIFT makes no explicit reference to the <text:span text:style-name="code">paradigm</text:span> range-set, but it is an important enough concept as to be centrally named.</text:p>
      <text:h text:style-name="Heading_20_3" text:outline-level="3">Elements</text:h>
      <text:p text:style-name="AttribDesc"><text:span text:style-name="code"><text:span text:style-name="T7">1d</text:span></text:span><text:tab/>1<text:span text:style-name="T8">st</text:span> dual</text:p>
      <text:p text:style-name="AttribDesc"><text:span text:style-name="code"><text:span text:style-name="T7">1e</text:span></text:span><text:tab/>1<text:span text:style-name="T8">st</text:span> exclusive</text:p>
      <text:p text:style-name="AttribDesc"><text:span text:style-name="code"><text:span text:style-name="T7">1i</text:span></text:span><text:tab/>1<text:span text:style-name="T8">st</text:span> inclusive</text:p>
      <text:p text:style-name="AttribDesc"><text:span text:style-name="code"><text:span text:style-name="T7">1p</text:span></text:span><text:tab/>1<text:span text:style-name="T8">st</text:span> person plural</text:p>
      <text:p text:style-name="AttribDesc"><text:span text:style-name="code"><text:span text:style-name="T7">1s</text:span></text:span><text:tab/>1<text:span text:style-name="T8">st</text:span> person singular</text:p>
      <text:p text:style-name="AttribDesc"><text:span text:style-name="code"><text:span text:style-name="T7">2d</text:span></text:span><text:tab/>2<text:span text:style-name="T8">nd</text:span> dual</text:p>
      <text:p text:style-name="AttribDesc"><text:span text:style-name="code"><text:span text:style-name="T7">2p</text:span></text:span><text:tab/>2<text:span text:style-name="T8">nd</text:span> plural</text:p>
      <text:p text:style-name="AttribDesc"><text:span text:style-name="code"><text:span text:style-name="T7">2s</text:span></text:span><text:tab/>2<text:span text:style-name="T8">nd</text:span> singular</text:p>
      <text:p text:style-name="AttribDesc"><text:span text:style-name="code"><text:span text:style-name="T7">3d</text:span></text:span><text:tab/>3<text:span text:style-name="T8">rd</text:span> dual</text:p>
      <text:p text:style-name="AttribDesc"><text:span text:style-name="code"><text:span text:style-name="T7">3p</text:span></text:span><text:tab/>3<text:span text:style-name="T8">rd</text:span> plural</text:p>
      <text:p text:style-name="AttribDesc"><text:span text:style-name="code"><text:span text:style-name="T7">3s</text:span></text:span><text:tab/>3<text:span text:style-name="T8">rd</text:span> singular</text:p>
      <text:p text:style-name="AttribDesc"><text:span text:style-name="code"><text:span text:style-name="T7">non-dual</text:span></text:span><text:tab/>non-human or inanimate dual</text:p>
      <text:p text:style-name="AttribDesc"><text:span text:style-name="code"><text:span text:style-name="T7">non-plural</text:span></text:span><text:tab/>non-human or inanimate plural</text:p>
      <text:p text:style-name="AttribDesc"><text:span text:style-name="code"><text:span text:style-name="T7">non-sing</text:span></text:span><text:tab/>non-human or inanimate singulare</text:p>
      <text:p text:style-name="AttribDesc"><text:span text:style-name="code"><text:span text:style-name="T7">plural</text:span></text:span><text:tab/>plural form</text:p>
      <text:p text:style-name="AttribDesc"><text:span text:style-name="code"><text:span text:style-name="T7">redup</text:span></text:span><text:tab/>reduplication form</text:p>
      <text:p text:style-name="AttribDesc"><text:span text:style-name="code"><text:span text:style-name="T7">sing</text:span></text:span><text:tab/>singular</text:p>
      <text:p text:style-name="Heading_20_2"><text:soft-page-break/>reversal-type</text:p>
      <text:p text:style-name="Standard">While LIFT reserves the name of this range set, it is empty and should be added to either at the area/entity level or also for a particular project.</text:p>
      <text:p text:style-name="Heading_20_2">semantic_domain</text:p>
      <text:p text:style-name="Standard">This is the primary semantic domain range set. Other range sets may be used for specific semantic domain classifications.</text:p>
      <text:p text:style-name="Heading_20_2">status</text:p>
      <text:p text:style-name="Standard">Gives the status of a particular element, for example whether a certain check has been applied.</text:p>
      <text:p text:style-name="Heading_20_2">users</text:p>
      <text:p text:style-name="Standard">Gives a list of users as used by annotations.</text:p>
      <text:h text:style-name="Heading_20_1" text:outline-level="1">Examples</text:h>
      <text:p text:style-name="Standard">This section contains various examples, most of which use the MDF SFM schema, and how they would be stored in LIFT.</text:p>
      <text:p text:style-name="Heading_20_2">Simple Records</text:p>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9">srapa</text:span> <text:span text:style-name="T5">vt.</text:span> slap with open hand</text:p>
            </table:table-cell>
            <table:table-cell table:style-name="Table1.B1" office:value-type="string">
              <text:p text:style-name="Preformatted_20_Text">&lt;?xml version="1.0"?&gt;</text:p>
              <text:p text:style-name="Preformatted_20_Text">&lt;lift lang="und-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und-Latn”&gt;&lt;text&gt;srapa&lt;/text&gt;&lt;/form&gt;</text:p>
              <text:p text:style-name="Preformatted_20_Text"><text:s text:c="4"/>&lt;/lexical-unit&gt;</text:p>
              <text:p text:style-name="Preformatted_20_Text"><text:s text:c="4"/>&lt;sense id="srapa_"&gt;<text:tab/><text:tab/><text:span text:style-name="T11">&lt;!--</text:span><text:span text:style-name="T12">id can't be the same as entry id--&gt;</text:span></text:p>
              <text:p text:style-name="Preformatted_20_Text"><text:s text:c="6"/>&lt;grammatical-info type="vt"/&gt;</text:p>
              <text:p text:style-name="Preformatted_20_Text"><text:s text:c="6"/>&lt;gloss lang="en"&gt;&lt;text&gt;slap&lt;/text&gt;&lt;/gloss&gt;</text:p>
              <text:p text:style-name="Preformatted_20_Text"><text:s text:c="6"/>&lt;definition&gt; <text:s text:c="4"/><text:tab/><text:span text:style-name="T11">&lt;!--</text:span><text:span text:style-name="comment">or here--&gt;</text:span></text:p>
              <text:p text:style-name="Preformatted_20_Text"><text:s text:c="8"/>&lt;form lang="en"&gt;&lt;text&gt;slap with open hand&lt;/text&gt;&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ext:soft-page-break/>
          <table:table-row>
            <table:table-cell table:style-name="Table2.A1" office:value-type="string">
              <text:p text:style-name="Preformatted_20_Text">\lx abat<text:note text:id="ftn6"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9">abat</text:span> <text:span text:style-name="T5">n.</text:span> grove; <text:span text:style-name="T5">dusun.</text:span> <text:span text:style-name="T10">Kbwai abatke ti ksweruk nurare.</text:span> I went to the coconut groves to clear the grass. <text:span text:style-name="T5">Saya pergi menyiangi dusun kelapa.</text:span> <text:span text:style-name="T10">Kbwa ti ktwan nurke o abatke.</text:span> I'm going to plant coconut trees in the grove. <text:span text:style-name="T5">Saya pergi tanam kelapa di dusun.</text:span> This is <text:span text:style-name="T13">not</text:span><text:span text:style-name="T14"> limited to coconut groves but is used for mangoes, etc. </text:span><text:span text:style-name="T6">Sg:</text:span><text:span text:style-name="T10">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und-Latn”&gt;&lt;text&gt;abat&lt;/text&g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und-Latn”&gt;&lt;text&gt;abatke&lt;/text&gt;&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 lang="en"&gt;&lt;text&gt;grove&lt;/text&gt;&lt;/glass&gt;</text:p>
              <text:p text:style-name="Preformatted_20_Text"><text:s text:c="4"/>&lt;gloss lang="id"&gt;&lt;text&gt;dusun&lt;/text&gt;&lt;/gloss&gt;</text:p>
              <text:p text:style-name="Preformatted_20_Text"><text:s text:c="4"/>&lt;example source="d2.077.03"&gt;</text:p>
              <text:p text:style-name="Preformatted_20_Text"><text:s text:c="6"/>&lt;form lang=”und-Latn”&gt;&lt;text&gt;Kbwai abatke to ksweruk nurare.&lt;/text&gt;&lt;/form&gt;</text:p>
              <text:p text:style-name="Preformatted_20_Text"><text:s text:c="6"/>&lt;translation&gt;&lt;form lang="en"&gt;&lt;text&gt;</text:p>
              <text:p text:style-name="Preformatted_20_Text"><text:s text:c="8"/>I went to the coconut groves to clear the grass.</text:p>
              <text:p text:style-name="Preformatted_20_Text"><text:s text:c="6"/>&lt;/text&gt;&lt;/form&gt;</text:p>
              <text:p text:style-name="Preformatted_20_Text"><text:s text:c="6"/>&lt;form lang="id"&gt;&lt;text&gt;</text:p>
              <text:p text:style-name="Preformatted_20_Text"><text:s text:c="8"/>Saya pergi menyiangi dusun kelapa.</text:p>
              <text:p text:style-name="Preformatted_20_Text"><text:s text:c="6"/>&lt;/text&gt;&lt;/form&gt;&lt;/translation&gt;</text:p>
              <text:p text:style-name="Preformatted_20_Text"><text:s text:c="4"/>&lt;/example&gt;</text:p>
              <text:p text:style-name="Preformatted_20_Text"><text:s text:c="4"/>&lt;example source="d4.079.16"&gt;</text:p>
              <text:p text:style-name="Preformatted_20_Text"><text:s text:c="6"/>&lt;form lang=”und-Latn”&gt;&lt;text&gt;Kbwa ti ktwan nurke o abatke.&lt;/text&gt;&lt;/form&gt;</text:p>
              <text:p text:style-name="Preformatted_20_Text"><text:s text:c="6"/>&lt;translation&gt;&lt;form lang="en"&gt;&lt;text&gt;</text:p>
              <text:p text:style-name="Preformatted_20_Text"><text:s text:c="8"/>I'm going to plant coconut trees in the grove.</text:p>
              <text:p text:style-name="Preformatted_20_Text"><text:s text:c="6"/>&lt;/text&gt;&lt;/form&gt;</text:p>
              <text:p text:style-name="Preformatted_20_Text"><text:s text:c="6"/>&lt;form lang="id"&gt;&lt;text&gt;</text:p>
              <text:p text:style-name="Preformatted_20_Text"><text:s text:c="8"/>Saya pergi tanam kelapa di dusun.</text:p>
              <text:p text:style-name="Preformatted_20_Text"><text:s text:c="6"/>&lt;/text&gt;&lt;/form&gt;&lt;/translation&gt;</text:p>
              <text:p text:style-name="Preformatted_20_Text"><text:s text:c="4"/>&lt;/example&gt;</text:p>
              <text:p text:style-name="Preformatted_20_Text"><text:s text:c="4"/>&lt;note type=”encyclopedic"&gt;</text:p>
              <text:p text:style-name="Preformatted_20_Text"><text:s text:c="6"/>&lt;form lang="en"&gt;&lt;text&gt;</text:p>
              <text:p text:style-name="Preformatted_20_Text"><text:s text:c="8"/>This is &lt;span class="underline"&gt;not&lt;/span&gt; limited to coconut groves but is used for mangoes, etc.</text:p>
              <text:p text:style-name="Preformatted_20_Text"><text:s text:c="6"/>&lt;/text&gt;&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p text:style-name="Heading_20_2">Subentries</text:p>
      <text:p text:style-name="Standard">Subentries are really a document arte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modelled.</text:p>
      <text:p text:style-name="Standard"><text:soft-page-break/>There are at least three ways of storing subentry relationships between a main entry and its subentry:</text:p>
      <text:list text:style-name="L5">
        <text:list-item>
          <text:p text:style-name="P20">Store the subentry in the entry as a sub-element. LIFT does not do this. All entries are full <text:span text:style-name="code">entry</text:span> elements.</text:p>
        </text:list-item>
        <text:list-item>
          <text:p text:style-name="P20">Store a marker in the subentry referring back to the main entry under which this subentry occurs. This can be done using a <text:span text:style-name="code">subhead</text:span> relation.</text:p>
        </text:list-item>
        <text:list-item>
          <text:p text:style-name="P20">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9">brush</text:span> <text:span text:style-name="T5">n.</text:span> bristly instrument used for cleaning, arranging, or applying a liquid to something</text:p>
              <text:p text:style-name="P5"><text:span text:style-name="T9">hairbrush</text:span> <text:span text:style-name="T5">n.</text:span> kind of brush typically with stiff one inch long bristles loosely spaced arranged perpendicularly to the handle for rearranging hair.</text:p>
              <text:p text:style-name="P5"><text:span text:style-name="T9">paintbrush</text:span> <text:span text:style-name="T5">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text:line-break/> <text:s text:c="3"/>&lt;form lang=”en”&gt;&lt;text&gt;brush&lt;/text&gt;&lt;/form&gt;<text:line-break/> <text:s/>&lt;/lexical-unit&gt;</text:p>
              <text:p text:style-name="Preformatted_20_Text"><text:s text:c="2"/>&lt;sense id="brush_"&gt;</text:p>
              <text:p text:style-name="Preformatted_20_Text"><text:s text:c="4"/>&lt;grammatical-info value="n"/&gt;</text:p>
              <text:p text:style-name="Preformatted_20_Text"><text:s text:c="4"/>&lt;gloss lang="en"&gt;&lt;text&gt;bristly instrument&lt;/text&gt;&lt;/gloss&gt;</text:p>
              <text:p text:style-name="Preformatted_20_Text"><text:s text:c="4"/>&lt;definition&gt;&lt;form lang="en"&gt;&lt;text&gt;</text:p>
              <text:p text:style-name="Preformatted_20_Text"><text:s text:c="6"/>bristly instrument used for cleaning, arranging or applying a liquid to something</text:p>
              <text:p text:style-name="Preformatted_20_Text"><text:s text:c="4"/>&lt;/text&gt;&lt;/form&gt;&lt;/definition&gt;</text:p>
              <text:p text:style-name="Preformatted_20_Text"><text:s text:c="4"/>&lt;relation type=”subentry” ref="hairbrush"/&gt;</text:p>
              <text:p text:style-name="Preformatted_20_Text"><text:s text:c="4"/>&lt;relation type=”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text:line-break/> <text:s text:c="3"/>&lt;form lang=”en”&gt;&lt;text&gt;hairbrush&lt;/text&gt;&lt;/form&gt;</text:p>
              <text:p text:style-name="Preformatted_20_Text"><text:s text:c="2"/>&lt;/lexical-unit&gt;</text:p>
              <text:p text:style-name="Preformatted_20_Text"><text:s text:c="2"/>&lt;sense id="hairbrush_"&gt;</text:p>
              <text:p text:style-name="Preformatted_20_Text"><text:s text:c="4"/>&lt;grammatical-info value="n"/&gt;</text:p>
              <text:p text:style-name="Preformatted_20_Text"><text:s text:c="4"/>&lt;definition&gt;&lt;form lang="en"&gt;&lt;text&gt;</text:p>
              <text:p text:style-name="Preformatted_20_Text"><text:s text:c="6"/>kind of brush typically with stiff one inch long bristles loosely spaced arranged perpendicularly to the handle for rearranging hair</text:p>
              <text:p text:style-name="Preformatted_20_Text"><text:s text:c="4"/>&lt;/text&gt;&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text:p>
              <text:p text:style-name="Preformatted_20_Text"><text:s text:c="4"/>&lt;form lang=”en”&gt;&lt;text&gt;paintbrush&lt;/text&gt;&lt;/form&gt;</text:p>
              <text:p text:style-name="Preformatted_20_Text"><text:s text:c="2"/>&lt;/lexical-unit&gt;</text:p>
              <text:p text:style-name="Preformatted_20_Text"><text:s text:c="2"/>&lt;sense id="paintbrush_"&gt;</text:p>
              <text:p text:style-name="Preformatted_20_Text"><text:s text:c="4"/>&lt;grammatical-info value="n"/&gt;</text:p>
              <text:p text:style-name="Preformatted_20_Text"><text:s text:c="4"/>&lt;definition&gt;&lt;form lang="en"&gt;&lt;text&gt;</text:p>
              <text:p text:style-name="Preformatted_20_Text"><text:s text:c="6"/>kind of brush of varying sizes and varying lengths and textures of bristles arranged as an extension of the handle used to apply paint and similar materials</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p text:style-name="P8"><text:soft-page-break/>Reverse Index</text:p>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9">utan</text:span> <text:span text:style-name="T5">n.</text:span> non-bulbous edible leafy and stalky plant and fungi.</text:p>
            </table:table-cell>
            <table:table-cell table:style-name="Table4.B1" office:value-type="string">
              <text:p text:style-name="Preformatted_20_Text">&lt;entry id="utan"&gt;</text:p>
              <text:p text:style-name="Preformatted_20_Text"><text:s text:c="2"/>&lt;lexical-unit&gt;</text:p>
              <text:p text:style-name="Preformatted_20_Text"><text:s text:c="4"/>&lt;form lang=”und-Latn”&gt;&lt;text&gt;utan&lt;/text&gt;&lt;/form&gt;</text:p>
              <text:p text:style-name="Preformatted_20_Text"><text:s text:c="2"/>&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 lang="en"&gt;&lt;text&gt;veg&lt;/text&gt;&lt;/gloss&gt;</text:p>
              <text:p text:style-name="Preformatted_20_Text"><text:s text:c="4"/>&lt;gloss lang="id"&gt;&lt;text&gt;sayur&lt;/text&gt;&lt;/gloss&gt;</text:p>
              <text:p text:style-name="Preformatted_20_Text"><text:s text:c="4"/>&lt;gloss lang="id"&gt;&lt;text&gt;jamu&lt;/text&gt;&lt;/gloss&gt;</text:p>
              <text:p text:style-name="Preformatted_20_Text"><text:s text:c="4"/>&lt;reversal&gt;</text:p>
              <text:p text:style-name="Preformatted_20_Text"><text:s text:c="6"/>&lt;form lang="en"&gt;&lt;text&gt;vegetable&lt;/text&gt;&lt;/form&gt;</text:p>
              <text:p text:style-name="Preformatted_20_Text"><text:s text:c="4"/>&lt;/reversal&gt;</text:p>
              <text:p text:style-name="Preformatted_20_Text"><text:s text:c="4"/>&lt;reversal&gt;</text:p>
              <text:p text:style-name="Preformatted_20_Text"><text:s text:c="6"/>&lt;form lang="en"&gt;&lt;text&gt;mushroom&lt;/text&gt;&lt;/form&gt;</text:p>
              <text:p text:style-name="Preformatted_20_Text"><text:s text:c="4"/>&lt;/reversal&gt;</text:p>
              <text:p text:style-name="Preformatted_20_Text"><text:s text:c="4"/>&lt;definition&gt;&lt;form lang="en"&gt;&lt;text&gt;</text:p>
              <text:p text:style-name="Preformatted_20_Text"><text:s text:c="6"/>non-bulbous edible leafy and stalky plant and fungi</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p text:style-name="Heading_20_2">Lexical Relations</text:p>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9">hete</text:span> <text:span text:style-name="T5">vt.</text:span> cut into sections for use. <text:span text:style-name="T5">Gen</text:span>: <text:span text:style-name="T10">lata</text:span> ‘cut’. <text:span text:style-name="T5">Prdm</text:span>: <text:span text:style-name="T10">-k</text:span></text:p>
            </table:table-cell>
            <table:table-cell table:style-name="Table5.B1" office:value-type="string">
              <text:p text:style-name="Preformatted_20_Text">&lt;entry id="hete"&gt;</text:p>
              <text:p text:style-name="Preformatted_20_Text"><text:s text:c="2"/>&lt;lexical-unit&gt;</text:p>
              <text:p text:style-name="Preformatted_20_Text"><text:s text:c="4"/>&lt;form lang=”und-Latn”&gt;&lt;text&gt;hete&lt;/text&gt;&lt;/form&gt;</text:p>
              <text:p text:style-name="Preformatted_20_Text"><text:s text:c="2"/>&lt;/lexical-unit&gt;</text:p>
              <text:p text:style-name="Preformatted_20_Text"><text:s text:c="2"/>&lt;sense id="hete_"&gt;</text:p>
              <text:p text:style-name="Preformatted_20_Text"><text:s text:c="4"/>&lt;grammatical-info value=”vt”/&gt;</text:p>
              <text:p text:style-name="Preformatted_20_Text"><text:s text:c="4"/>&lt;gloss lang="en"&gt;&lt;text&gt;cut&lt;/text&gt;&lt;/gloss&gt;</text:p>
              <text:p text:style-name="Preformatted_20_Text"><text:s text:c="4"/>&lt;definition&gt;&lt;form lang="en"&gt;&lt;text&gt;</text:p>
              <text:p text:style-name="Preformatted_20_Text"><text:s text:c="6"/>cut into sectios for use</text:p>
              <text:p text:style-name="Preformatted_20_Text"><text:s text:c="4"/>&lt;/text&gt;&lt;/form&gt;&lt;/definition&gt;</text:p>
              <text:p text:style-name="Preformatted_20_Text"><text:s text:c="4"/>&lt;relation type="gen" ref="lata_"/&gt;</text:p>
              <text:p text:style-name="Preformatted_20_Text"><text:s text:c="2"/>&lt;/sense&gt;</text:p>
              <text:p text:style-name="Preformatted_20_Text"><text:s text:c="2"/>&lt;variant&gt;</text:p>
              <text:p text:style-name="Preformatted_20_Text"><text:s text:c="4"/>&lt;form lang=”und-Latn”&gt;&lt;text&gt;hetek&lt;/text&gt;&lt;/form&gt;</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ext:soft-page-break/>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9">ahul</text:span> <text:span text:style-name="T5">n.</text:span> lime slaked from burning seashells and used as an ingredient in chewing betelnut. <text:span text:style-name="T5">SynD</text:span>: <text:span text:style-name="T10">ahul</text:span> ‘Lisela, Rana dialects’. <text:span text:style-name="T5">Etym</text:span>: <text:span text:style-name="T10">*apuR</text:span> ‘lime, chalk’.</text:p>
            </table:table-cell>
            <table:table-cell table:style-name="Table6.B1" office:value-type="string">
              <text:p text:style-name="Preformatted_20_Text">&lt;entry id="apu"&gt;</text:p>
              <text:p text:style-name="Preformatted_20_Text"><text:s text:c="2"/>&lt;lexical-unit&gt;</text:p>
              <text:p text:style-name="Preformatted_20_Text"><text:s text:c="4"/>&lt;form lang=”und-Latn”&gt;&lt;text&gt;apu&lt;/text&gt;&lt;/form&gt;</text:p>
              <text:p text:style-name="Preformatted_20_Text"><text:s text:c="2"/>&lt;/lexical-unit&gt;</text:p>
              <text:p text:style-name="Preformatted_20_Text"><text:s text:c="2"/>&lt;sense id="apu_"&gt;</text:p>
              <text:p text:style-name="Preformatted_20_Text"><text:s text:c="4"/>&lt;grammatical-info value="n"/&gt;</text:p>
              <text:p text:style-name="Preformatted_20_Text"><text:s text:c="4"/>&lt;gloss lang="en"&gt;&lt;text&gt;lime&lt;/text&gt;&lt;/gloss&gt;</text:p>
              <text:p text:style-name="Preformatted_20_Text"><text:s text:c="4"/>&lt;reversal&gt;</text:p>
              <text:p text:style-name="Preformatted_20_Text"><text:s text:c="6"/>&lt;form lang="en"&gt;&lt;text&gt;lime&lt;/text&gt;&lt;/form&gt;</text:p>
              <text:p text:style-name="Preformatted_20_Text"><text:s text:c="4"/>&lt;/reversal&gt;</text:p>
              <text:p text:style-name="Preformatted_20_Text"><text:s text:c="4"/>&lt;definition&gt;&lt;form lang="en"&gt;&lt;text&gt;</text:p>
              <text:p text:style-name="Preformatted_20_Text"><text:s text:c="6"/>lime slaked from burning seashells and used as an ingredient in chewing betelnut</text:p>
              <text:p text:style-name="Preformatted_20_Text"><text:s text:c="4"/>&lt;/text&gt;&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und-Latn”&gt;&lt;text&gt;ahul&lt;/text&gt;&lt;/form&gt;</text:p>
              <text:p text:style-name="Preformatted_20_Text"><text:s text:c="4"/>&lt;/variant&gt;</text:p>
              <text:p text:style-name="Preformatted_20_Text"><text:s text:c="4"/>&lt;etymology type="proto"&gt;</text:p>
              <text:p text:style-name="Preformatted_20_Text"><text:s text:c="6"/>&lt;form lang="x-proto-ind"&gt;&lt;text&gt;apuR&lt;/text&gt;&lt;/form&gt;</text:p>
              <text:p text:style-name="Preformatted_20_Text"><text:s text:c="6"/>&lt;gloss&gt;&lt;form lang="eng"&gt;&lt;text&gt;lime, chalk&lt;/text&gt;&lt;/form&gt;&lt;/gloss&gt;</text:p>
              <text:p text:style-name="Preformatted_20_Text"><text:s text:c="4"/>&lt;/etymology&gt;</text:p>
              <text:p text:style-name="Preformatted_20_Text"><text:s text:c="2"/>&lt;/sense&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p text:style-name="Heading_20_2">Hierarchies</text:p>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ext:soft-page-break/>
          <table:table-row>
            <table:table-cell table:style-name="Table7.A1" office:value-type="string">
              <text:p text:style-name="Preformatted_20_Text">\lx opon<text:note text:id="ftn11" text:note-class="footnote"><text:note-citation>1</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text:p>
              <text:p text:style-name="Preformatted_20_Text"><text:s text:c="4"/>&lt;form lang=”und-Latn”&gt;&lt;text&gt;opon&lt;/text&gt;&lt;/form&gt;</text:p>
              <text:p text:style-name="Preformatted_20_Text"><text:s text:c="2"/>&lt;/lexical-unit&gt;</text:p>
              <text:p text:style-name="Preformatted_20_Text"><text:s text:c="2"/>&lt;sense id="opon_1a" order="1"&gt;</text:p>
              <text:p text:style-name="Preformatted_20_Text"><text:s text:c="4"/>&lt;grammatical-info value="n"/&gt;</text:p>
              <text:p text:style-name="Preformatted_20_Text"><text:s text:c="4"/>&lt;gloss lang="en"&gt;&lt;text&gt;grand kin&lt;/text&gt;&lt;/gloss&gt;</text:p>
              <text:p text:style-name="Preformatted_20_Text"><text:s text:c="4"/>&lt;definition&gt;&lt;form lang="en"&gt;&lt;text&gt;</text:p>
              <text:p text:style-name="Preformatted_20_Text"><text:s text:c="6"/>grandparent, grandchild; reciprocal term of plus or minus two generations</text:p>
              <text:p text:style-name="Preformatted_20_Text"><text:s text:c="4"/>&lt;/text&gt;&lt;/form&gt;&lt;/definition&gt;</text:p>
              <text:p text:style-name="Preformatted_20_Text"><text:s text:c="4"/>&lt;sense id="opon_1b"&gt;</text:p>
              <text:p text:style-name="Preformatted_20_Text"><text:s text:c="6"/>&lt;grammatical-info value="n"/&gt;</text:p>
              <text:p text:style-name="Preformatted_20_Text"><text:s text:c="6"/>&lt;gloss lang="en"&gt;&lt;text&gt;ancestor&lt;/text&gt;&lt;/gloss&gt;</text:p>
              <text:p text:style-name="Preformatted_20_Text"><text:s text:c="6"/>&lt;definition&gt;&lt;form lang="en"&gt;</text:p>
              <text:p text:style-name="Preformatted_20_Text"><text:s text:c="8"/>&lt;text&gt;ancestor, descendent&lt;/text&gt;</text:p>
              <text:p text:style-name="Preformatted_20_Text"><text:s text:c="6"/>&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 lang="en"&gt;&lt;text&gt;master&lt;/text&gt;&lt;/gloss&gt;</text:p>
              <text:p text:style-name="Preformatted_20_Text"><text:s text:c="4"/>&lt;definition&gt;&lt;form lang="en"&gt;&lt;text&gt;</text:p>
              <text:p text:style-name="Preformatted_20_Text"><text:s text:c="6"/>master, lord, owner; the one with the say over someone or something</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atical-info</text:span>.</text:p>
      <text:p text:style-name="Heading_20_2">Multiple Scripts</text:p>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ext:soft-page-break/>
          <table:table-row>
            <table:table-cell table:style-name="Table8.A1" office:value-type="string">
              <text:p text:style-name="Preformatted_20_Text">\lx <text:span text:style-name="T15">jɔ̃dẽ̀</text:span></text:p>
              <text:p text:style-name="Preformatted_20_Text">\lxt ยองเด่ง</text:p>
              <text:p text:style-name="Preformatted_20_Text">\dia Ratburi</text:p>
              <text:p text:style-name="Preformatted_20_Text">\a <text:span text:style-name="T15">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5">jɔ̃dẽ̀</text:span>"&gt;</text:p>
              <text:p text:style-name="Preformatted_20_Text"><text:s text:c="2"/>&lt;lexical-unit&gt;</text:p>
              <text:p text:style-name="Preformatted_20_Text"><text:s text:c="4"/>&lt;form lang="und-fonipa"&gt;&lt;text&gt;<text:span text:style-name="T15">jɔ̃de</text:span>&lt;/text&gt;&lt;/form&gt;</text:p>
              <text:p text:style-name="Preformatted_20_Text"><text:s text:c="4"/>&lt;form lang="und-Thai"&gt;&lt;text&gt;ยองเด่ง&lt;/text&gt;&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und-fonipa"&gt;&lt;text&gt;<text:span text:style-name="T15">jə̀ŋɗɐ̃̀ʲ</text:span>&lt;/text&gt;&lt;/form&gt;</text:p>
              <text:p text:style-name="Preformatted_20_Text"><text:s text:c="2"/>&lt;/variant&gt;</text:p>
              <text:p text:style-name="Preformatted_20_Text"><text:s text:c="2"/>&lt;sense id="<text:span text:style-name="T15">jɔ̃dẽ̀</text:span>_" dateCreated="2003-02-21"&gt;</text:p>
              <text:p text:style-name="Preformatted_20_Text"><text:s text:c="4"/>&lt;grammatical-info value="N"/&gt;</text:p>
              <text:p text:style-name="Preformatted_20_Text"><text:s text:c="4"/>&lt;gloss lang="th"&gt;&lt;text&gt;เอว&lt;/text&gt;&lt;/gloss&gt;</text:p>
              <text:p text:style-name="Preformatted_20_Text"><text:s text:c="4"/>&lt;gloss lang="en"&gt;&lt;text&gt;waist&lt;/text&gt;&lt;/gloss&gt;</text:p>
              <text:p text:style-name="Preformatted_20_Text"><text:s text:c="4"/>&lt;note type="source"&gt;&lt;form lang="en"&gt;&lt;text&gt;</text:p>
              <text:p text:style-name="Preformatted_20_Text"><text:s text:c="6"/>lang1.42.6</text:p>
              <text:p text:style-name="Preformatted_20_Text"><text:s text:c="4"/>&lt;/text&gt;&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h text:style-name="Heading_20_1" text:outline-level="1">Implementation</text:h>
      <text:p text:style-name="Standard">This section examines various issues regarding the implementation of applications that may use LIFT.</text:p>
      <text:p text:style-name="Heading_20_2">Lift Conformance</text:p>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p text:style-name="Heading_20_2">Single Pass Generation</text:p>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h text:style-name="Heading_20_3" text:outline-level="3">Refid generation</text:h>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h text:style-name="Heading_20_3" text:outline-level="3">Generating LIFT</text:h>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h text:style-name="Heading_20_3" text:outline-level="3">Subentries</text:h>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p text:style-name="Heading_20_2"><text:soft-page-break/>Multiple Passes</text:p>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text:style-name="L6">
        <text:list-item>
          <text:p text:style-name="P23">Creation of subentry reference lists</text:p>
        </text:list-item>
        <text:list-item>
          <text:p text:style-name="P23">Split morphological segments into separate lexical relational elements</text:p>
        </text:list-item>
      </text:list>
      <text:p text:style-name="Heading_20_2">Roundtrip Requirements</text:p>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p text:style-name="Heading_20_2">Merging XML</text:p>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h text:style-name="Heading_20_1" text:outline-level="1">Change History</text:h>
      <text:p text:style-name="Heading_20_2">Initial Development</text:p>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code"><text:span text:style-name="T16">include</text:span></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text:p text:style-name="Standard">0.9.1<text:tab/>MJPH<text:tab/><text:tab/>21/Mar/2007<text:tab/><text:span text:style-name="code">gloss</text:span> is now a <text:span text:style-name="code">form</text:span>. <text:span text:style-name="code">multitext</text:span> takes <text:span text:style-name="code">trait</text:span>. Other minor <text:tab/><text:tab/><text:tab/><text:tab/><text:tab/><text:tab/><text:tab/><text:tab/><text:tab/>tidy ups. Add <text:span text:style-name="code">entry/@guid</text:span> and <text:span text:style-name="code">lift/@producer</text:span>. </text:p>
      <text:p text:style-name="Standard">0.10<text:tab/>MJPH<text:tab/><text:tab/>27/Mar/2007<text:tab/>Rename <text:span text:style-name="code">text</text:span> to <text:span text:style-name="code">PCDATA</text:span> and add the <text:span text:style-name="code">text</text:span> element <text:tab/><text:tab/><text:tab/><text:tab/><text:tab/><text:tab/><text:tab/><text:tab/><text:tab/><text:tab/><text:tab/>allowing <text:span text:style-name="code">form</text:span>s to take <text:span text:style-name="code">trait</text:span>s. Tidy up some <text:tab/><text:tab/><text:tab/><text:tab/><text:tab/><text:tab/><text:tab/><text:tab/><text:tab/><text:tab/><text:tab/><text:tab/>inconsistencies between the diagrams and the text. Use <text:tab/><text:tab/><text:tab/><text:tab/><text:tab/><text:tab/><text:tab/><text:tab/><text:tab/><text:tab/><text:span text:style-name="code">und</text:span> for undefined language not <text:span text:style-name="code">zxx</text:span> in language tags.</text:p>
      <text:p text:style-name="Standard">0.10.1<text:tab/>MJPH<text:tab/><text:tab/>26/Oct/2007<text:tab/>Change <text:span text:style-name="Source_20_Text">sense/@picture</text:span> to be <text:a xlink:type="simple" xlink:href="mailto:sense/@illustration"><text:span text:style-name="Source_20_Text">sense/@illustration</text:span></text:a>.</text:p>
      <text:p text:style-name="Standard">0.11<text:tab/>MJPH<text:tab/><text:tab/>29/Oct/2007<text:tab/><text:span text:style-name="Source_20_Text">@status</text:span> becomes <text:span text:style-name="Source_20_Text">@annotation</text:span>. Add <text:tab/><text:tab/><text:tab/><text:tab/><text:tab/><text:tab/><text:tab/><text:tab/><text:tab/><text:tab/><text:tab/><text:tab/><text:tab/><text:tab/><text:a xlink:type="simple" xlink:href="mailto:field/@annotation"><text:span text:style-name="Source_20_Text">field/@annotation</text:span></text:a>.</text:p>
      <text:p text:style-name="Standard">0.11.1<text:tab/>MJPH<text:tab/><text:tab/>18/Dec/2007<text:tab/>Make <text:span text:style-name="Source_20_Text">refid</text:span>s invariant</text:p>
      <text:p text:style-name="Standard">0.11.2<text:tab/>MJPH<text:tab/><text:tab/>20/Dec/2007<text:tab/>Change grammi type to grammatical-info. No change to <text:tab/><text:tab/><text:tab/><text:tab/><text:tab/><text:tab/><text:tab/><text:tab/><text:tab/><text:tab/>actual grammar.</text:p>
      <text:p text:style-name="Standard">0.11.3<text:tab/>MJPH<text:tab/><text:tab/>11/Jan/2008<text:tab/><text:tab/>Fix UML for <text:span text:style-name="Source_20_Text">etymology</text:span> and <text:span text:style-name="Source_20_Text">example</text:span>s; make outer level <text:tab/><text:tab/><text:tab/><text:tab/><text:tab/><text:tab/><text:tab/><text:tab/><text:tab/><text:span text:style-name="Source_20_Text">spans</text:span> redundant; fix <text:span text:style-name="Source_20_Text">relation</text:span>s in examp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2098in" fo:margin-bottom="0.0799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in" fo:margin-bottom="0.1201in" fo:keep-together="always" fo:hyphenation-ladder-count="no-limit" style:page-number="auto"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class="text" style:master-page-name="">
      <style:paragraph-properties fo:margin-top="0.2098in" fo:margin-bottom="0.0799in" style:page-number="auto" fo:break-before="auto" fo:break-after="auto"/>
      <style:text-properties fo:font-size="12pt" style:font-size-asian="12pt"/>
    </style:style>
    <style:style style:name="Heading_20_3" style:display-name="Heading 3" style:family="paragraph" style:parent-style-name="Standard" style:next-style-name="Standard" style:class="text" style:default-outline-level="3">
      <style:paragraph-properties fo:margin-top="0.1402in" fo:margin-bottom="0.0598in"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class="text" style:default-outline-level="4">
      <style:paragraph-properties fo:margin-top="0.0402in" fo:margin-bottom="0in" fo:keep-with-next="always"/>
      <style:text-properties style:font-name="Arial" fo:font-size="10pt" style:letter-kerning="true" style:font-size-asian="10pt"/>
    </style:style>
    <style:style style:name="Heading_20_5" style:display-name="Heading 5" style:family="paragraph" style:parent-style-name="Standard" style:next-style-name="Standard" style:class="text" style:default-outline-level="5">
      <style:paragraph-properties fo:margin-top="0.0417in" fo:margin-bottom="0.0417in"/>
      <style:text-properties style:font-name="Arial" fo:font-style="italic" style:letter-kerning="true" style:font-style-asian="italic"/>
    </style:style>
    <style:style style:name="Heading_20_6" style:display-name="Heading 6" style:family="paragraph" style:parent-style-name="Standard" style:next-style-name="Standard" style:class="text" style:default-outline-level="6">
      <style:paragraph-properties fo:margin-top="0in" fo:margin-bottom="0.0417in"/>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in" fo:margin-bottom="0.0835in">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style>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0799in" fo:margin-bottom="0.0799in"/>
    </style:style>
    <style:style style:name="Footnote" style:family="paragraph" style:parent-style-name="Standard" style:class="extra">
      <style:paragraph-properties fo:margin-left="0.1in" fo:margin-right="0in" fo:text-indent="-0.1in"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5.8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6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5.4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fo:line-height="0.15in" style:page-number="auto"/>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0.4165in" fo:margin-bottom="0in"/>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in" fo:margin-bottom="0in"/>
      <style:text-properties fo:font-weight="normal" style:font-weight-asian="normal"/>
    </style:style>
    <style:style style:name="Author" style:family="paragraph" style:parent-style-name="Standard">
      <style:paragraph-properties fo:margin-top="0.1665in" fo:margin-bottom="0.8335in"/>
      <style:text-properties fo:font-style="italic" style:font-style-asian="italic"/>
    </style:style>
    <style:style style:name="Biblio_20_Entry" style:display-name="Biblio Entry" style:family="paragraph" style:parent-style-name="Standard">
      <style:paragraph-properties fo:margin-left="0.25in" fo:margin-right="0in" fo:text-indent="-0.25in" style:auto-text-indent="false"/>
    </style:style>
    <style:style style:name="Source_20_Code" style:display-name="Source Code" style:family="paragraph" style:parent-style-name="Standard">
      <style:paragraph-properties fo:margin-left="0.25in" fo:margin-right="0in" fo:margin-top="0in" fo:margin-bottom="0in" fo:text-indent="0in"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Standard">
      <style:paragraph-properties fo:margin-top="0.028in" fo:margin-bottom="0.028in"/>
      <style:text-properties style:font-name="Arial" fo:font-size="10pt" fo:letter-spacing="-0.0071in"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in" fo:margin-bottom="0.1665in"/>
      <style:text-properties style:font-name="Arial" fo:font-size="10pt" style:letter-kerning="true" style:font-size-asian="10pt"/>
    </style:style>
    <style:style style:name="AttribDesc" style:family="paragraph" style:parent-style-name="Standard" style:next-style-name="Standard" style:class="text">
      <style:paragraph-properties fo:margin-left="1in" fo:margin-right="0in" fo:text-indent="-0.6598in" style:auto-text-indent="false">
        <style:tab-stops/>
      </style:paragraph-properties>
    </style:style>
    <style:style style:name="Indented" style:family="paragraph" style:parent-style-name="Standard" style:class="text" style:master-page-name="">
      <style:paragraph-properties fo:margin-left="1in" fo:margin-right="0in" fo:text-indent="0in" style:auto-text-indent="false" style:page-number="auto"/>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fo:font-size="9pt" style:font-name-asian="Monospace" style:font-weight-asian="normal" style:font-name-complex="Monospace" style:font-weight-complex="normal"/>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071in"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margin-top="0in" fo:margin-bottom="0in"/>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page-layout style:name="pm1">
      <style:page-layout-properties fo:page-width="8.2701in" fo:page-height="11.6902in" style:num-format="1" style:print-orientation="portrait" fo:margin-top="0.5in" fo:margin-bottom="0.65in" fo:margin-left="1.2in" fo:margin-right="1.2in" style:shadow="none" fo:background-color="transparent" style:writing-mode="lr-tb" style:layout-grid-color="#c0c0c0" style:layout-grid-lines="37" style:layout-grid-base-height="0.1528in" style:layout-grid-ruby-height="0.0972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style:dynamic-spacing="false"/>
      </style:header-style>
      <style:footer-style>
        <style:header-footer-properties fo:min-height="0.35in" fo:margin-left="0in" fo:margin-right="0in" fo:margin-top="0.3098in" style:dynamic-spacing="tru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DRAFT</text:p>
      </style:header>
      <style:footer>
        <text:p text:style-name="P2"><text:span text:style-name="T1"><text:line-break/></text:span><text:span text:style-name="T1"><text:title>Lexicon Interchange Format</text:title></text:span><text:span text:style-name="T1"> <text:s text:c="2"/></text:span><text:span text:style-name="Page_20_Number"><text:span text:style-name="T2">Page </text:span></text:span><text:span text:style-name="T2"><text:page-number text:select-page="current">32</text:page-number></text:span><text:span text:style-name="Page_20_Number"><text:span text:style-name="T2"> of </text:span></text:span><text:span text:style-name="T2"><text:page-count style:num-format="1">32</text:page-count></text:span><text:span text:style-name="Page_20_Number"><text:span text:style-name="T2"><text:tab/></text:span></text:span><text:span text:style-name="T3">DRAFT</text:span></text:p>
        <text:p text:style-name="P2"><text:span text:style-name="T4"><text:initial-creator>Martin Hosken</text:initial-creator></text:span><text:span text:style-name="T4"> <text:s text:c="2"/></text:span><text:span text:style-name="T4"><text:print-date style:data-style-name="N106">August 02, 2006</text:print-date></text:span><text:span text:style-name="Page_20_Number"><text:span text:style-name="T4"> <text:s text:c="2"/>Rev: </text:span></text:span><text:span text:style-name="T4"><text:editing-cycles>363</text:editing-cycles></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Lexicon Interchange Format</dc:title>
    <dc:subject>A Description</dc:subject>
    <meta:initial-creator>Martin Hosken</meta:initial-creator>
    <meta:creation-date>2006-07-07T09:27:58</meta:creation-date>
    <dc:creator>Martin Hosken</dc:creator>
    <dc:date>2008-01-11T15:09:13</dc:date>
    <meta:printed-by>Martin Hosken</meta:printed-by>
    <meta:print-date>2006-08-02T10:34:15</meta:print-date>
    <meta:editing-cycles>363</meta:editing-cycles>
    <meta:editing-duration>P11DT11H49M9S</meta:editing-duration>
    <meta:template xlink:type="simple" xlink:actuate="onRequest" xlink:href="../../../.openoffice.org2/user/template/NRSI_StandardA4.ott" xlink:title="NRSI_StandardA4" meta:date="2006-07-07T09:27:58"/>
    <meta:user-defined meta:name="Info 1"/>
    <meta:user-defined meta:name="Info 2"/>
    <meta:user-defined meta:name="Info 3"/>
    <meta:user-defined meta:name="Info 4"/>
    <meta:document-statistic meta:table-count="8" meta:image-count="4" meta:object-count="0" meta:page-count="32" meta:paragraph-count="802" meta:word-count="10181" meta:character-count="61787"/>
  </office:meta>
</office:document-meta>
</file>